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14cm"/>
    </style:style>
    <style:style style:name="co2" style:family="table-column">
      <style:table-column-properties fo:break-before="auto" style:column-width="3.223cm"/>
    </style:style>
    <style:style style:name="co3" style:family="table-column">
      <style:table-column-properties fo:break-before="auto" style:column-width="3.558cm"/>
    </style:style>
    <style:style style:name="co4" style:family="table-column">
      <style:table-column-properties fo:break-before="auto" style:column-width="3.438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1.152cm"/>
    </style:style>
    <style:style style:name="co7" style:family="table-column">
      <style:table-column-properties fo:break-before="auto" style:column-width="3.247cm"/>
    </style:style>
    <style:style style:name="co8" style:family="table-column">
      <style:table-column-properties fo:break-before="auto" style:column-width="1.866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1.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99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itochondrial_genes_difex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3" table:default-cell-style-name="ce2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baseMean</text:p>
          </table:table-cell>
          <table:table-cell office:value-type="string" calcext:value-type="string">
            <text:p>log2FoldChange</text:p>
          </table:table-cell>
          <table:table-cell office:value-type="string" calcext:value-type="string">
            <text:p>lfcSE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padj</text:p>
          </table:table-cell>
          <table:table-cell office:value-type="string" calcext:value-type="string">
            <text:p>svalue_shrink</text:p>
          </table:table-cell>
          <table:table-cell office:value-type="string" calcext:value-type="string">
            <text:p>log2FC_shrink</text:p>
          </table:table-cell>
          <table:table-cell office:value-type="string" calcext:value-type="string">
            <text:p>comparison</text:p>
          </table:table-cell>
          <table:table-cell office:value-type="string" calcext:value-type="string">
            <text:p>samples_i</text:p>
          </table:table-cell>
          <table:table-cell office:value-type="string" calcext:value-type="string">
            <text:p>normcounts_i</text:p>
          </table:table-cell>
          <table:table-cell office:value-type="string" calcext:value-type="string">
            <text:p>samples_j</text:p>
          </table:table-cell>
          <table:table-cell office:value-type="string" calcext:value-type="string">
            <text:p>normcounts_j</text:p>
          </table:table-cell>
          <table:table-cell office:value-type="string" calcext:value-type="string">
            <text:p>gene_name</text:p>
          </table:table-cell>
          <table:table-cell table:style-name="Default" office:value-type="string" calcext:value-type="string">
            <text:p>is_signif_pos</text:p>
          </table:table-cell>
          <table:table-cell table:style-name="Default" office:value-type="string" calcext:value-type="string">
            <text:p>is_signif_neg</text:p>
          </table:table-cell>
          <table:table-cell table:style-name="Default" office:value-type="string" calcext:value-type="string">
            <text:p>is_signif_any</text:p>
          </table:table-cell>
        </table:table-row>
        <table:table-row table:style-name="ro1">
          <table:table-cell office:value-type="string" calcext:value-type="string">
            <text:p>Anogam_AGAP028369</text:p>
          </table:table-cell>
          <table:table-cell office:value-type="float" office:value="501.629459968625" calcext:value-type="float">
            <text:p>501.629459968625</text:p>
          </table:table-cell>
          <table:table-cell office:value-type="float" office:value="-1.24145201943295" calcext:value-type="float">
            <text:p>-1.24145201943295</text:p>
          </table:table-cell>
          <table:table-cell office:value-type="float" office:value="0.517097737056009" calcext:value-type="float">
            <text:p>0.517097737056009</text:p>
          </table:table-cell>
          <table:table-cell office:value-type="float" office:value="-2.40080729515644" calcext:value-type="float">
            <text:p>-2.40080729515644</text:p>
          </table:table-cell>
          <table:table-cell office:value-type="float" office:value="0.0163589488670328" calcext:value-type="float">
            <text:p>0.016358948867033</text:p>
          </table:table-cell>
          <table:table-cell office:value-type="float" office:value="0.0357486986141443" calcext:value-type="float">
            <text:p>0.035748698614144</text:p>
          </table:table-cell>
          <table:table-cell office:value-type="float" office:value="0.00240372193563926" calcext:value-type="float">
            <text:p>0.002403721935639</text:p>
          </table:table-cell>
          <table:table-cell office:value-type="float" office:value="-1.05645134088405" calcext:value-type="float">
            <text:p>-1.05645134088405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320.718933404536" calcext:value-type="float">
            <text:p>320.718933404536</text:p>
          </table:table-cell>
          <table:table-cell office:value-type="string" calcext:value-type="string">
            <text:p>Bulk</text:p>
          </table:table-cell>
          <table:table-cell office:value-type="float" office:value="823.587409283059" calcext:value-type="float">
            <text:p>823.587409283059</text:p>
          </table:table-cell>
          <table:table-cell office:value-type="string" calcext:value-type="string">
            <text:p>ATP8 adenosine triphosphatase subunit 8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0</text:p>
          </table:table-cell>
          <table:table-cell office:value-type="float" office:value="3871.40809183937" calcext:value-type="float">
            <text:p>3871.40809183937</text:p>
          </table:table-cell>
          <table:table-cell office:value-type="float" office:value="-0.660234665252444" calcext:value-type="float">
            <text:p>-0.660234665252444</text:p>
          </table:table-cell>
          <table:table-cell office:value-type="float" office:value="0.311210781926281" calcext:value-type="float">
            <text:p>0.311210781926281</text:p>
          </table:table-cell>
          <table:table-cell office:value-type="float" office:value="-2.12150318560891" calcext:value-type="float">
            <text:p>-2.12150318560891</text:p>
          </table:table-cell>
          <table:table-cell office:value-type="float" office:value="0.0338794801457061" calcext:value-type="float">
            <text:p>0.033879480145706</text:p>
          </table:table-cell>
          <table:table-cell office:value-type="float" office:value="0.0731315348759537" calcext:value-type="float">
            <text:p>0.073131534875954</text:p>
          </table:table-cell>
          <table:table-cell office:value-type="float" office:value="0.00285198031834569" calcext:value-type="float">
            <text:p>0.002851980318346</text:p>
          </table:table-cell>
          <table:table-cell office:value-type="float" office:value="-0.611713354715764" calcext:value-type="float">
            <text:p>-0.611713354715764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2340.91655104544" calcext:value-type="float">
            <text:p>2340.91655104544</text:p>
          </table:table-cell>
          <table:table-cell office:value-type="string" calcext:value-type="string">
            <text:p>Mal</text:p>
          </table:table-cell>
          <table:table-cell office:value-type="float" office:value="3975.60074759227" calcext:value-type="float">
            <text:p>3975.60074759227</text:p>
          </table:table-cell>
          <table:table-cell office:value-type="string" calcext:value-type="string">
            <text:p>ND2 NADH dehydrogenase subunit 2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7</text:p>
          </table:table-cell>
          <table:table-cell office:value-type="float" office:value="76163.7435984054" calcext:value-type="float">
            <text:p>76163.7435984054</text:p>
          </table:table-cell>
          <table:table-cell office:value-type="float" office:value="-0.675138049707714" calcext:value-type="float">
            <text:p>-0.675138049707714</text:p>
          </table:table-cell>
          <table:table-cell office:value-type="float" office:value="0.410613525407098" calcext:value-type="float">
            <text:p>0.410613525407098</text:p>
          </table:table-cell>
          <table:table-cell office:value-type="float" office:value="-1.64421775692449" calcext:value-type="float">
            <text:p>-1.64421775692449</text:p>
          </table:table-cell>
          <table:table-cell office:value-type="float" office:value="0.100131230331816" calcext:value-type="float">
            <text:p>0.100131230331816</text:p>
          </table:table-cell>
          <table:table-cell office:value-type="float" office:value="0.165834020775807" calcext:value-type="float">
            <text:p>0.165834020775807</text:p>
          </table:table-cell>
          <table:table-cell office:value-type="float" office:value="0.00984128982458248" calcext:value-type="float">
            <text:p>0.009841289824582</text:p>
          </table:table-cell>
          <table:table-cell office:value-type="float" office:value="-0.590561786426652" calcext:value-type="float">
            <text:p>-0.590561786426652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62491.2710133342" calcext:value-type="float">
            <text:p>62491.2710133342</text:p>
          </table:table-cell>
          <table:table-cell office:value-type="string" calcext:value-type="string">
            <text:p>Bulk</text:p>
          </table:table-cell>
          <table:table-cell office:value-type="float" office:value="108034.776794656" calcext:value-type="float">
            <text:p>108034.776794656</text:p>
          </table:table-cell>
          <table:table-cell office:value-type="string" calcext:value-type="string">
            <text:p>CYTB cytochrome b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6</text:p>
          </table:table-cell>
          <table:table-cell office:value-type="float" office:value="115023.450218072" calcext:value-type="float">
            <text:p>115023.450218072</text:p>
          </table:table-cell>
          <table:table-cell office:value-type="float" office:value="-0.673645162622949" calcext:value-type="float">
            <text:p>-0.673645162622949</text:p>
          </table:table-cell>
          <table:table-cell office:value-type="float" office:value="0.412538004557628" calcext:value-type="float">
            <text:p>0.412538004557628</text:p>
          </table:table-cell>
          <table:table-cell office:value-type="float" office:value="-1.63292873669981" calcext:value-type="float">
            <text:p>-1.63292873669981</text:p>
          </table:table-cell>
          <table:table-cell office:value-type="float" office:value="0.102483985476854" calcext:value-type="float">
            <text:p>0.102483985476854</text:p>
          </table:table-cell>
          <table:table-cell office:value-type="float" office:value="0.169005765477145" calcext:value-type="float">
            <text:p>0.169005765477145</text:p>
          </table:table-cell>
          <table:table-cell office:value-type="float" office:value="0.0100555246850311" calcext:value-type="float">
            <text:p>0.010055524685031</text:p>
          </table:table-cell>
          <table:table-cell office:value-type="float" office:value="-0.588139398350273" calcext:value-type="float">
            <text:p>-0.588139398350273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93651.7839756286" calcext:value-type="float">
            <text:p>93651.7839756286</text:p>
          </table:table-cell>
          <table:table-cell office:value-type="string" calcext:value-type="string">
            <text:p>Bulk</text:p>
          </table:table-cell>
          <table:table-cell office:value-type="float" office:value="161690.554206482" calcext:value-type="float">
            <text:p>161690.554206482</text:p>
          </table:table-cell>
          <table:table-cell office:value-type="string" calcext:value-type="string">
            <text:p>COX2 cytochrome c oxidase subunit I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9</text:p>
          </table:table-cell>
          <table:table-cell office:value-type="float" office:value="621.573422132753" calcext:value-type="float">
            <text:p>621.573422132753</text:p>
          </table:table-cell>
          <table:table-cell office:value-type="float" office:value="-0.610127004802346" calcext:value-type="float">
            <text:p>-0.610127004802346</text:p>
          </table:table-cell>
          <table:table-cell office:value-type="float" office:value="0.359206539771082" calcext:value-type="float">
            <text:p>0.359206539771082</text:p>
          </table:table-cell>
          <table:table-cell office:value-type="float" office:value="-1.69854091518259" calcext:value-type="float">
            <text:p>-1.69854091518259</text:p>
          </table:table-cell>
          <table:table-cell office:value-type="float" office:value="0.0894057172433079" calcext:value-type="float">
            <text:p>0.089405717243308</text:p>
          </table:table-cell>
          <table:table-cell office:value-type="float" office:value="0.188269046888974" calcext:value-type="float">
            <text:p>0.188269046888974</text:p>
          </table:table-cell>
          <table:table-cell office:value-type="float" office:value="0.0137290893824811" calcext:value-type="float">
            <text:p>0.013729089382481</text:p>
          </table:table-cell>
          <table:table-cell office:value-type="float" office:value="-0.531840605555422" calcext:value-type="float">
            <text:p>-0.531840605555422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425.641237443707" calcext:value-type="float">
            <text:p>425.641237443707</text:p>
          </table:table-cell>
          <table:table-cell office:value-type="string" calcext:value-type="string">
            <text:p>Bulk</text:p>
          </table:table-cell>
          <table:table-cell office:value-type="float" office:value="695.194847109072" calcext:value-type="float">
            <text:p>695.194847109072</text:p>
          </table:table-cell>
          <table:table-cell office:value-type="string" calcext:value-type="string">
            <text:p>ATP8 adenosine triphosphatase subunit 8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1</text:p>
          </table:table-cell>
          <table:table-cell office:value-type="float" office:value="173062.087377844" calcext:value-type="float">
            <text:p>173062.087377844</text:p>
          </table:table-cell>
          <table:table-cell office:value-type="float" office:value="-0.603486078681447" calcext:value-type="float">
            <text:p>-0.603486078681447</text:p>
          </table:table-cell>
          <table:table-cell office:value-type="float" office:value="0.392392310817054" calcext:value-type="float">
            <text:p>0.392392310817054</text:p>
          </table:table-cell>
          <table:table-cell office:value-type="float" office:value="-1.53796611718727" calcext:value-type="float">
            <text:p>-1.53796611718727</text:p>
          </table:table-cell>
          <table:table-cell office:value-type="float" office:value="0.124056899567089" calcext:value-type="float">
            <text:p>0.124056899567089</text:p>
          </table:table-cell>
          <table:table-cell office:value-type="float" office:value="0.198359968339782" calcext:value-type="float">
            <text:p>0.198359968339782</text:p>
          </table:table-cell>
          <table:table-cell office:value-type="float" office:value="0.0116981591065088" calcext:value-type="float">
            <text:p>0.011698159106509</text:p>
          </table:table-cell>
          <table:table-cell office:value-type="float" office:value="-0.531415946935906" calcext:value-type="float">
            <text:p>-0.531415946935906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145533.5744831" calcext:value-type="float">
            <text:p>145533.5744831</text:p>
          </table:table-cell>
          <table:table-cell office:value-type="string" calcext:value-type="string">
            <text:p>Bulk</text:p>
          </table:table-cell>
          <table:table-cell office:value-type="float" office:value="239354.061365756" calcext:value-type="float">
            <text:p>239354.061365756</text:p>
          </table:table-cell>
          <table:table-cell office:value-type="string" calcext:value-type="string">
            <text:p>COX3 cytochrome c oxidase subunit II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4</text:p>
          </table:table-cell>
          <table:table-cell office:value-type="float" office:value="189567.727867852" calcext:value-type="float">
            <text:p>189567.727867852</text:p>
          </table:table-cell>
          <table:table-cell office:value-type="float" office:value="-0.588979219779778" calcext:value-type="float">
            <text:p>-0.588979219779778</text:p>
          </table:table-cell>
          <table:table-cell office:value-type="float" office:value="0.388010510166818" calcext:value-type="float">
            <text:p>0.388010510166818</text:p>
          </table:table-cell>
          <table:table-cell office:value-type="float" office:value="-1.51794656161906" calcext:value-type="float">
            <text:p>-1.51794656161906</text:p>
          </table:table-cell>
          <table:table-cell office:value-type="float" office:value="0.129027870705132" calcext:value-type="float">
            <text:p>0.129027870705132</text:p>
          </table:table-cell>
          <table:table-cell office:value-type="float" office:value="0.205194990631465" calcext:value-type="float">
            <text:p>0.205194990631465</text:p>
          </table:table-cell>
          <table:table-cell office:value-type="float" office:value="0.0121770459632195" calcext:value-type="float">
            <text:p>0.01217704596322</text:p>
          </table:table-cell>
          <table:table-cell office:value-type="float" office:value="-0.520041158747051" calcext:value-type="float">
            <text:p>-0.520041158747051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161757.808026841" calcext:value-type="float">
            <text:p>161757.808026841</text:p>
          </table:table-cell>
          <table:table-cell office:value-type="string" calcext:value-type="string">
            <text:p>Bulk</text:p>
          </table:table-cell>
          <table:table-cell office:value-type="float" office:value="263321.953877173" calcext:value-type="float">
            <text:p>263321.953877173</text:p>
          </table:table-cell>
          <table:table-cell office:value-type="string" calcext:value-type="string">
            <text:p>COX1 cytochrome c oxidase subunit 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0</text:p>
          </table:table-cell>
          <table:table-cell office:value-type="float" office:value="51502.8109243747" calcext:value-type="float">
            <text:p>51502.8109243747</text:p>
          </table:table-cell>
          <table:table-cell office:value-type="float" office:value="-0.695484077556568" calcext:value-type="float">
            <text:p>-0.695484077556568</text:p>
          </table:table-cell>
          <table:table-cell office:value-type="float" office:value="0.472263490799917" calcext:value-type="float">
            <text:p>0.472263490799917</text:p>
          </table:table-cell>
          <table:table-cell office:value-type="float" office:value="-1.4726611120808" calcext:value-type="float">
            <text:p>-1.4726611120808</text:p>
          </table:table-cell>
          <table:table-cell office:value-type="float" office:value="0.140842437395041" calcext:value-type="float">
            <text:p>0.140842437395041</text:p>
          </table:table-cell>
          <table:table-cell office:value-type="float" office:value="0.220200259163348" calcext:value-type="float">
            <text:p>0.220200259163348</text:p>
          </table:table-cell>
          <table:table-cell office:value-type="float" office:value="0.0147363579751764" calcext:value-type="float">
            <text:p>0.014736357975176</text:p>
          </table:table-cell>
          <table:table-cell office:value-type="float" office:value="-0.584222142546244" calcext:value-type="float">
            <text:p>-0.584222142546244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41519.1397690332" calcext:value-type="float">
            <text:p>41519.1397690332</text:p>
          </table:table-cell>
          <table:table-cell office:value-type="string" calcext:value-type="string">
            <text:p>Bulk</text:p>
          </table:table-cell>
          <table:table-cell office:value-type="float" office:value="72893.6372175199" calcext:value-type="float">
            <text:p>72893.6372175199</text:p>
          </table:table-cell>
          <table:table-cell office:value-type="string" calcext:value-type="string">
            <text:p>ATP6 adenosine triphosphatase subunit 6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4</text:p>
          </table:table-cell>
          <table:table-cell office:value-type="float" office:value="267095.775197355" calcext:value-type="float">
            <text:p>267095.775197355</text:p>
          </table:table-cell>
          <table:table-cell office:value-type="float" office:value="-0.459421453446285" calcext:value-type="float">
            <text:p>-0.459421453446285</text:p>
          </table:table-cell>
          <table:table-cell office:value-type="float" office:value="0.306583359178088" calcext:value-type="float">
            <text:p>0.306583359178088</text:p>
          </table:table-cell>
          <table:table-cell office:value-type="float" office:value="-1.49852051552288" calcext:value-type="float">
            <text:p>-1.49852051552288</text:p>
          </table:table-cell>
          <table:table-cell office:value-type="float" office:value="0.133998066503632" calcext:value-type="float">
            <text:p>0.133998066503632</text:p>
          </table:table-cell>
          <table:table-cell office:value-type="float" office:value="0.226266896998254" calcext:value-type="float">
            <text:p>0.226266896998254</text:p>
          </table:table-cell>
          <table:table-cell office:value-type="float" office:value="0.0118187031715714" calcext:value-type="float">
            <text:p>0.011818703171571</text:p>
          </table:table-cell>
          <table:table-cell office:value-type="float" office:value="-0.422471813008453" calcext:value-type="float">
            <text:p>-0.422471813008453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178971.765528423" calcext:value-type="float">
            <text:p>178971.765528423</text:p>
          </table:table-cell>
          <table:table-cell office:value-type="string" calcext:value-type="string">
            <text:p>Mal</text:p>
          </table:table-cell>
          <table:table-cell office:value-type="float" office:value="263321.953877173" calcext:value-type="float">
            <text:p>263321.953877173</text:p>
          </table:table-cell>
          <table:table-cell office:value-type="string" calcext:value-type="string">
            <text:p>COX1 cytochrome c oxidase subunit 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3</text:p>
          </table:table-cell>
          <table:table-cell office:value-type="float" office:value="2562.67328719943" calcext:value-type="float">
            <text:p>2562.67328719943</text:p>
          </table:table-cell>
          <table:table-cell office:value-type="float" office:value="-0.474017114961272" calcext:value-type="float">
            <text:p>-0.474017114961272</text:p>
          </table:table-cell>
          <table:table-cell office:value-type="float" office:value="0.338559247889958" calcext:value-type="float">
            <text:p>0.338559247889958</text:p>
          </table:table-cell>
          <table:table-cell office:value-type="float" office:value="-1.4001009215242" calcext:value-type="float">
            <text:p>-1.4001009215242</text:p>
          </table:table-cell>
          <table:table-cell office:value-type="float" office:value="0.161483099154395" calcext:value-type="float">
            <text:p>0.161483099154395</text:p>
          </table:table-cell>
          <table:table-cell office:value-type="float" office:value="0.262858194435407" calcext:value-type="float">
            <text:p>0.262858194435407</text:p>
          </table:table-cell>
          <table:table-cell office:value-type="float" office:value="0.0147370573325994" calcext:value-type="float">
            <text:p>0.014737057332599</text:p>
          </table:table-cell>
          <table:table-cell office:value-type="float" office:value="-0.430593200381495" calcext:value-type="float">
            <text:p>-0.430593200381495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1645.78258786817" calcext:value-type="float">
            <text:p>1645.78258786817</text:p>
          </table:table-cell>
          <table:table-cell office:value-type="string" calcext:value-type="string">
            <text:p>Mal</text:p>
          </table:table-cell>
          <table:table-cell office:value-type="float" office:value="2442.54180363938" calcext:value-type="float">
            <text:p>2442.54180363938</text:p>
          </table:table-cell>
          <table:table-cell office:value-type="string" calcext:value-type="string">
            <text:p>ND3 NADH dehydrogenase subunit 3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1</text:p>
          </table:table-cell>
          <table:table-cell office:value-type="float" office:value="251564.113253708" calcext:value-type="float">
            <text:p>251564.113253708</text:p>
          </table:table-cell>
          <table:table-cell office:value-type="float" office:value="-0.43730594663041" calcext:value-type="float">
            <text:p>-0.43730594663041</text:p>
          </table:table-cell>
          <table:table-cell office:value-type="float" office:value="0.313698398066572" calcext:value-type="float">
            <text:p>0.313698398066572</text:p>
          </table:table-cell>
          <table:table-cell office:value-type="float" office:value="-1.39403308823275" calcext:value-type="float">
            <text:p>-1.39403308823275</text:p>
          </table:table-cell>
          <table:table-cell office:value-type="float" office:value="0.163307613039387" calcext:value-type="float">
            <text:p>0.163307613039387</text:p>
          </table:table-cell>
          <table:table-cell office:value-type="float" office:value="0.264942216144824" calcext:value-type="float">
            <text:p>0.264942216144824</text:p>
          </table:table-cell>
          <table:table-cell office:value-type="float" office:value="0.0147605916693602" calcext:value-type="float">
            <text:p>0.01476059166936</text:p>
          </table:table-cell>
          <table:table-cell office:value-type="float" office:value="-0.400278412831801" calcext:value-type="float">
            <text:p>-0.400278412831801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165264.268523447" calcext:value-type="float">
            <text:p>165264.268523447</text:p>
          </table:table-cell>
          <table:table-cell office:value-type="string" calcext:value-type="string">
            <text:p>Mal</text:p>
          </table:table-cell>
          <table:table-cell office:value-type="float" office:value="239354.061365756" calcext:value-type="float">
            <text:p>239354.061365756</text:p>
          </table:table-cell>
          <table:table-cell office:value-type="string" calcext:value-type="string">
            <text:p>COX3 cytochrome c oxidase subunit II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0</text:p>
          </table:table-cell>
          <table:table-cell office:value-type="float" office:value="2831.59031541192" calcext:value-type="float">
            <text:p>2831.59031541192</text:p>
          </table:table-cell>
          <table:table-cell office:value-type="float" office:value="-0.639105208786488" calcext:value-type="float">
            <text:p>-0.639105208786488</text:p>
          </table:table-cell>
          <table:table-cell office:value-type="float" office:value="0.535676315102111" calcext:value-type="float">
            <text:p>0.535676315102111</text:p>
          </table:table-cell>
          <table:table-cell office:value-type="float" office:value="-1.19308095349458" calcext:value-type="float">
            <text:p>-1.19308095349458</text:p>
          </table:table-cell>
          <table:table-cell office:value-type="float" office:value="0.232837670068383" calcext:value-type="float">
            <text:p>0.232837670068383</text:p>
          </table:table-cell>
          <table:table-cell office:value-type="float" office:value="0.330823276718577" calcext:value-type="float">
            <text:p>0.330823276718577</text:p>
          </table:table-cell>
          <table:table-cell office:value-type="float" office:value="0.0256101377873619" calcext:value-type="float">
            <text:p>0.025610137787362</text:p>
          </table:table-cell>
          <table:table-cell office:value-type="float" office:value="-0.510622711011873" calcext:value-type="float">
            <text:p>-0.510622711011873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2353.82321004285" calcext:value-type="float">
            <text:p>2353.82321004285</text:p>
          </table:table-cell>
          <table:table-cell office:value-type="string" calcext:value-type="string">
            <text:p>Bulk</text:p>
          </table:table-cell>
          <table:table-cell office:value-type="float" office:value="3975.60074759227" calcext:value-type="float">
            <text:p>3975.60074759227</text:p>
          </table:table-cell>
          <table:table-cell office:value-type="string" calcext:value-type="string">
            <text:p>ND2 NADH dehydrogenase subunit 2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6</text:p>
          </table:table-cell>
          <table:table-cell office:value-type="float" office:value="1129.05120197976" calcext:value-type="float">
            <text:p>1129.05120197976</text:p>
          </table:table-cell>
          <table:table-cell office:value-type="float" office:value="-0.629498227142194" calcext:value-type="float">
            <text:p>-0.629498227142194</text:p>
          </table:table-cell>
          <table:table-cell office:value-type="float" office:value="0.538326813518984" calcext:value-type="float">
            <text:p>0.538326813518984</text:p>
          </table:table-cell>
          <table:table-cell office:value-type="float" office:value="-1.16936071422345" calcext:value-type="float">
            <text:p>-1.16936071422345</text:p>
          </table:table-cell>
          <table:table-cell office:value-type="float" office:value="0.242258330973201" calcext:value-type="float">
            <text:p>0.242258330973201</text:p>
          </table:table-cell>
          <table:table-cell office:value-type="float" office:value="0.341538349280305" calcext:value-type="float">
            <text:p>0.341538349280305</text:p>
          </table:table-cell>
          <table:table-cell office:value-type="float" office:value="0.02662622217042" calcext:value-type="float">
            <text:p>0.02662622217042</text:p>
          </table:table-cell>
          <table:table-cell office:value-type="float" office:value="-0.502153734204616" calcext:value-type="float">
            <text:p>-0.502153734204616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932.117725206725" calcext:value-type="float">
            <text:p>932.117725206725</text:p>
          </table:table-cell>
          <table:table-cell office:value-type="string" calcext:value-type="string">
            <text:p>Bulk</text:p>
          </table:table-cell>
          <table:table-cell office:value-type="float" office:value="1559.48598189385" calcext:value-type="float">
            <text:p>1559.48598189385</text:p>
          </table:table-cell>
          <table:table-cell office:value-type="string" calcext:value-type="string">
            <text:p>ND6 NADH dehydrogenase subunit 6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6</text:p>
          </table:table-cell>
          <table:table-cell office:value-type="float" office:value="174981.378084592" calcext:value-type="float">
            <text:p>174981.378084592</text:p>
          </table:table-cell>
          <table:table-cell office:value-type="float" office:value="-0.36437351678942" calcext:value-type="float">
            <text:p>-0.36437351678942</text:p>
          </table:table-cell>
          <table:table-cell office:value-type="float" office:value="0.310779923148551" calcext:value-type="float">
            <text:p>0.310779923148551</text:p>
          </table:table-cell>
          <table:table-cell office:value-type="float" office:value="-1.17244869970333" calcext:value-type="float">
            <text:p>-1.17244869970333</text:p>
          </table:table-cell>
          <table:table-cell office:value-type="float" office:value="0.241016957000847" calcext:value-type="float">
            <text:p>0.241016957000847</text:p>
          </table:table-cell>
          <table:table-cell office:value-type="float" office:value="0.357417019640959" calcext:value-type="float">
            <text:p>0.357417019640959</text:p>
          </table:table-cell>
          <table:table-cell office:value-type="float" office:value="0.022737234130909" calcext:value-type="float">
            <text:p>0.022737234130909</text:p>
          </table:table-cell>
          <table:table-cell office:value-type="float" office:value="-0.333221318360313" calcext:value-type="float">
            <text:p>-0.333221318360313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117373.61685281" calcext:value-type="float">
            <text:p>117373.61685281</text:p>
          </table:table-cell>
          <table:table-cell office:value-type="string" calcext:value-type="string">
            <text:p>Mal</text:p>
          </table:table-cell>
          <table:table-cell office:value-type="float" office:value="161690.554206482" calcext:value-type="float">
            <text:p>161690.554206482</text:p>
          </table:table-cell>
          <table:table-cell office:value-type="string" calcext:value-type="string">
            <text:p>COX2 cytochrome c oxidase subunit I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9</text:p>
          </table:table-cell>
          <table:table-cell office:value-type="float" office:value="5367.1780012245" calcext:value-type="float">
            <text:p>5367.1780012245</text:p>
          </table:table-cell>
          <table:table-cell office:value-type="float" office:value="-0.46532687909696" calcext:value-type="float">
            <text:p>-0.46532687909696</text:p>
          </table:table-cell>
          <table:table-cell office:value-type="float" office:value="0.428504430285557" calcext:value-type="float">
            <text:p>0.428504430285557</text:p>
          </table:table-cell>
          <table:table-cell office:value-type="float" office:value="-1.0859324809941" calcext:value-type="float">
            <text:p>-1.0859324809941</text:p>
          </table:table-cell>
          <table:table-cell office:value-type="float" office:value="0.277508865286493" calcext:value-type="float">
            <text:p>0.277508865286493</text:p>
          </table:table-cell>
          <table:table-cell office:value-type="float" office:value="0.380301246003847" calcext:value-type="float">
            <text:p>0.380301246003847</text:p>
          </table:table-cell>
          <table:table-cell office:value-type="float" office:value="0.028036057303797" calcext:value-type="float">
            <text:p>0.028036057303797</text:p>
          </table:table-cell>
          <table:table-cell office:value-type="float" office:value="-0.398478166195417" calcext:value-type="float">
            <text:p>-0.398478166195417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4791.22240664857" calcext:value-type="float">
            <text:p>4791.22240664857</text:p>
          </table:table-cell>
          <table:table-cell office:value-type="string" calcext:value-type="string">
            <text:p>Bulk</text:p>
          </table:table-cell>
          <table:table-cell office:value-type="float" office:value="7166.13584666495" calcext:value-type="float">
            <text:p>7166.13584666495</text:p>
          </table:table-cell>
          <table:table-cell office:value-type="string" calcext:value-type="string">
            <text:p>ND1 NADH dehydrogenase subunit 1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0</text:p>
          </table:table-cell>
          <table:table-cell office:value-type="float" office:value="2811.13340623654" calcext:value-type="float">
            <text:p>2811.13340623654</text:p>
          </table:table-cell>
          <table:table-cell office:value-type="float" office:value="0.316294329221993" calcext:value-type="float">
            <text:p>0.316294329221993</text:p>
          </table:table-cell>
          <table:table-cell office:value-type="float" office:value="0.278291592951353" calcext:value-type="float">
            <text:p>0.278291592951353</text:p>
          </table:table-cell>
          <table:table-cell office:value-type="float" office:value="1.13655725588981" calcext:value-type="float">
            <text:p>1.13655725588981</text:p>
          </table:table-cell>
          <table:table-cell office:value-type="float" office:value="0.255723417424845" calcext:value-type="float">
            <text:p>0.255723417424845</text:p>
          </table:table-cell>
          <table:table-cell office:value-type="float" office:value="0.404477045461587" calcext:value-type="float">
            <text:p>0.404477045461587</text:p>
          </table:table-cell>
          <table:table-cell office:value-type="float" office:value="0.0338575488271806" calcext:value-type="float">
            <text:p>0.033857548827181</text:p>
          </table:table-cell>
          <table:table-cell office:value-type="float" office:value="0.289458512553733" calcext:value-type="float">
            <text:p>0.289458512553733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2726.19142781663" calcext:value-type="float">
            <text:p>2726.19142781663</text:p>
          </table:table-cell>
          <table:table-cell office:value-type="string" calcext:value-type="string">
            <text:p>Bulk</text:p>
          </table:table-cell>
          <table:table-cell office:value-type="float" office:value="2340.91655104544" calcext:value-type="float">
            <text:p>2340.91655104544</text:p>
          </table:table-cell>
          <table:table-cell office:value-type="string" calcext:value-type="string">
            <text:p>ND2 NADH dehydrogenase subunit 2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3</text:p>
          </table:table-cell>
          <table:table-cell office:value-type="float" office:value="1047.39435900931" calcext:value-type="float">
            <text:p>1047.39435900931</text:p>
          </table:table-cell>
          <table:table-cell office:value-type="float" office:value="-0.486254789908784" calcext:value-type="float">
            <text:p>-0.486254789908784</text:p>
          </table:table-cell>
          <table:table-cell office:value-type="float" office:value="0.47653224708498" calcext:value-type="float">
            <text:p>0.47653224708498</text:p>
          </table:table-cell>
          <table:table-cell office:value-type="float" office:value="-1.02040269652952" calcext:value-type="float">
            <text:p>-1.02040269652952</text:p>
          </table:table-cell>
          <table:table-cell office:value-type="float" office:value="0.3075375155405" calcext:value-type="float">
            <text:p>0.3075375155405</text:p>
          </table:table-cell>
          <table:table-cell office:value-type="float" office:value="0.412221739860928" calcext:value-type="float">
            <text:p>0.412221739860928</text:p>
          </table:table-cell>
          <table:table-cell office:value-type="float" office:value="0.0320976875948828" calcext:value-type="float">
            <text:p>0.032097687594883</text:p>
          </table:table-cell>
          <table:table-cell office:value-type="float" office:value="-0.402607641614412" calcext:value-type="float">
            <text:p>-0.402607641614412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918.987775399597" calcext:value-type="float">
            <text:p>918.987775399597</text:p>
          </table:table-cell>
          <table:table-cell office:value-type="string" calcext:value-type="string">
            <text:p>Bulk</text:p>
          </table:table-cell>
          <table:table-cell office:value-type="float" office:value="1395.42120104617" calcext:value-type="float">
            <text:p>1395.42120104617</text:p>
          </table:table-cell>
          <table:table-cell office:value-type="string" calcext:value-type="string">
            <text:p>ND4L NADH dehydrogenase subunit 4L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3</text:p>
          </table:table-cell>
          <table:table-cell office:value-type="float" office:value="1837.17966533185" calcext:value-type="float">
            <text:p>1837.17966533185</text:p>
          </table:table-cell>
          <table:table-cell office:value-type="float" office:value="-0.487148139872371" calcext:value-type="float">
            <text:p>-0.487148139872371</text:p>
          </table:table-cell>
          <table:table-cell office:value-type="float" office:value="0.493959949126183" calcext:value-type="float">
            <text:p>0.493959949126183</text:p>
          </table:table-cell>
          <table:table-cell office:value-type="float" office:value="-0.986209794405676" calcext:value-type="float">
            <text:p>-0.986209794405676</text:p>
          </table:table-cell>
          <table:table-cell office:value-type="float" office:value="0.324030173995422" calcext:value-type="float">
            <text:p>0.324030173995422</text:p>
          </table:table-cell>
          <table:table-cell office:value-type="float" office:value="0.429750582493454" calcext:value-type="float">
            <text:p>0.429750582493454</text:p>
          </table:table-cell>
          <table:table-cell office:value-type="float" office:value="0.0345427708286938" calcext:value-type="float">
            <text:p>0.034542770828694</text:p>
          </table:table-cell>
          <table:table-cell office:value-type="float" office:value="-0.397260058771251" calcext:value-type="float">
            <text:p>-0.397260058771251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1607.37220132804" calcext:value-type="float">
            <text:p>1607.37220132804</text:p>
          </table:table-cell>
          <table:table-cell office:value-type="string" calcext:value-type="string">
            <text:p>Bulk</text:p>
          </table:table-cell>
          <table:table-cell office:value-type="float" office:value="2442.54180363938" calcext:value-type="float">
            <text:p>2442.54180363938</text:p>
          </table:table-cell>
          <table:table-cell office:value-type="string" calcext:value-type="string">
            <text:p>ND3 NADH dehydrogenase subunit 3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0</text:p>
          </table:table-cell>
          <table:table-cell office:value-type="float" office:value="63111.3093248433" calcext:value-type="float">
            <text:p>63111.3093248433</text:p>
          </table:table-cell>
          <table:table-cell office:value-type="float" office:value="-0.366618569763036" calcext:value-type="float">
            <text:p>-0.366618569763036</text:p>
          </table:table-cell>
          <table:table-cell office:value-type="float" office:value="0.348110577101634" calcext:value-type="float">
            <text:p>0.348110577101634</text:p>
          </table:table-cell>
          <table:table-cell office:value-type="float" office:value="-1.05316699313046" calcext:value-type="float">
            <text:p>-1.05316699313046</text:p>
          </table:table-cell>
          <table:table-cell office:value-type="float" office:value="0.292264463144213" calcext:value-type="float">
            <text:p>0.292264463144213</text:p>
          </table:table-cell>
          <table:table-cell office:value-type="float" office:value="0.443568380462719" calcext:value-type="float">
            <text:p>0.443568380462719</text:p>
          </table:table-cell>
          <table:table-cell office:value-type="float" office:value="0.0416404486345997" calcext:value-type="float">
            <text:p>0.0416404486346</text:p>
          </table:table-cell>
          <table:table-cell office:value-type="float" office:value="-0.316622992650258" calcext:value-type="float">
            <text:p>-0.316622992650258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48565.3611972498" calcext:value-type="float">
            <text:p>48565.3611972498</text:p>
          </table:table-cell>
          <table:table-cell office:value-type="string" calcext:value-type="string">
            <text:p>Bulk</text:p>
          </table:table-cell>
          <table:table-cell office:value-type="float" office:value="66965.2319552453" calcext:value-type="float">
            <text:p>66965.2319552453</text:p>
          </table:table-cell>
          <table:table-cell office:value-type="string" calcext:value-type="string">
            <text:p>ATP6 adenosine triphosphatase subunit 6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0</text:p>
          </table:table-cell>
          <table:table-cell office:value-type="float" office:value="27652.4989011133" calcext:value-type="float">
            <text:p>27652.4989011133</text:p>
          </table:table-cell>
          <table:table-cell office:value-type="float" office:value="-0.40079012158919" calcext:value-type="float">
            <text:p>-0.40079012158919</text:p>
          </table:table-cell>
          <table:table-cell office:value-type="float" office:value="0.422011281589808" calcext:value-type="float">
            <text:p>0.422011281589808</text:p>
          </table:table-cell>
          <table:table-cell office:value-type="float" office:value="-0.949714235314579" calcext:value-type="float">
            <text:p>-0.949714235314579</text:p>
          </table:table-cell>
          <table:table-cell office:value-type="float" office:value="0.342257474538962" calcext:value-type="float">
            <text:p>0.342257474538962</text:p>
          </table:table-cell>
          <table:table-cell office:value-type="float" office:value="0.44824482018031" calcext:value-type="float">
            <text:p>0.44824482018031</text:p>
          </table:table-cell>
          <table:table-cell office:value-type="float" office:value="0.0355082790192975" calcext:value-type="float">
            <text:p>0.035508279019298</text:p>
          </table:table-cell>
          <table:table-cell office:value-type="float" office:value="-0.338915212208335" calcext:value-type="float">
            <text:p>-0.338915212208335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25480.0488463678" calcext:value-type="float">
            <text:p>25480.0488463678</text:p>
          </table:table-cell>
          <table:table-cell office:value-type="string" calcext:value-type="string">
            <text:p>Bulk</text:p>
          </table:table-cell>
          <table:table-cell office:value-type="float" office:value="36416.6637580587" calcext:value-type="float">
            <text:p>36416.6637580587</text:p>
          </table:table-cell>
          <table:table-cell office:value-type="string" calcext:value-type="string">
            <text:p>ND5 NADH dehydrogenase subunit 5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7</text:p>
          </table:table-cell>
          <table:table-cell office:value-type="float" office:value="83297.6918351294" calcext:value-type="float">
            <text:p>83297.6918351294</text:p>
          </table:table-cell>
          <table:table-cell office:value-type="float" office:value="-0.289805987679347" calcext:value-type="float">
            <text:p>-0.289805987679347</text:p>
          </table:table-cell>
          <table:table-cell office:value-type="float" office:value="0.35117896091814" calcext:value-type="float">
            <text:p>0.35117896091814</text:p>
          </table:table-cell>
          <table:table-cell office:value-type="float" office:value="-0.825237328915329" calcext:value-type="float">
            <text:p>-0.825237328915329</text:p>
          </table:table-cell>
          <table:table-cell office:value-type="float" office:value="0.409236864403166" calcext:value-type="float">
            <text:p>0.409236864403166</text:p>
          </table:table-cell>
          <table:table-cell office:value-type="float" office:value="0.561216851864469" calcext:value-type="float">
            <text:p>0.561216851864469</text:p>
          </table:table-cell>
          <table:table-cell office:value-type="float" office:value="0.0597430488298551" calcext:value-type="float">
            <text:p>0.059743048829855</text:p>
          </table:table-cell>
          <table:table-cell office:value-type="float" office:value="-0.248437087026813" calcext:value-type="float">
            <text:p>-0.248437087026813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65464.9159734334" calcext:value-type="float">
            <text:p>65464.9159734334</text:p>
          </table:table-cell>
          <table:table-cell office:value-type="string" calcext:value-type="string">
            <text:p>Bulk</text:p>
          </table:table-cell>
          <table:table-cell office:value-type="float" office:value="85590.0404212433" calcext:value-type="float">
            <text:p>85590.0404212433</text:p>
          </table:table-cell>
          <table:table-cell office:value-type="string" calcext:value-type="string">
            <text:p>CYTB cytochrome b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2</text:p>
          </table:table-cell>
          <table:table-cell office:value-type="float" office:value="21786.0256431085" calcext:value-type="float">
            <text:p>21786.0256431085</text:p>
          </table:table-cell>
          <table:table-cell office:value-type="float" office:value="-0.314762251875687" calcext:value-type="float">
            <text:p>-0.314762251875687</text:p>
          </table:table-cell>
          <table:table-cell office:value-type="float" office:value="0.42892259882397" calcext:value-type="float">
            <text:p>0.42892259882397</text:p>
          </table:table-cell>
          <table:table-cell office:value-type="float" office:value="-0.733843944662067" calcext:value-type="float">
            <text:p>-0.733843944662067</text:p>
          </table:table-cell>
          <table:table-cell office:value-type="float" office:value="0.463043854215828" calcext:value-type="float">
            <text:p>0.463043854215828</text:p>
          </table:table-cell>
          <table:table-cell office:value-type="float" office:value="0.569884932367084" calcext:value-type="float">
            <text:p>0.569884932367084</text:p>
          </table:table-cell>
          <table:table-cell office:value-type="float" office:value="0.0482098322904165" calcext:value-type="float">
            <text:p>0.048209832290417</text:p>
          </table:table-cell>
          <table:table-cell office:value-type="float" office:value="-0.268626313293578" calcext:value-type="float">
            <text:p>-0.268626313293578</text:p>
          </table:table-cell>
          <table:table-cell office:value-type="string" calcext:value-type="string">
            <text:p>Mal.Oecy-Bulk</text:p>
          </table:table-cell>
          <table:table-cell office:value-type="string" calcext:value-type="string">
            <text:p>Oecy</text:p>
          </table:table-cell>
          <table:table-cell office:value-type="float" office:value="20718.7706970761" calcext:value-type="float">
            <text:p>20718.7706970761</text:p>
          </table:table-cell>
          <table:table-cell office:value-type="string" calcext:value-type="string">
            <text:p>Bulk</text:p>
          </table:table-cell>
          <table:table-cell office:value-type="float" office:value="27911.8956863953" calcext:value-type="float">
            <text:p>27911.8956863953</text:p>
          </table:table-cell>
          <table:table-cell office:value-type="string" calcext:value-type="string">
            <text:p>ND4 NADH dehydrogenase subunit 4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7</text:p>
          </table:table-cell>
          <table:table-cell office:value-type="float" office:value="118451.182778685" calcext:value-type="float">
            <text:p>118451.182778685</text:p>
          </table:table-cell>
          <table:table-cell office:value-type="float" office:value="-0.238111244028234" calcext:value-type="float">
            <text:p>-0.238111244028234</text:p>
          </table:table-cell>
          <table:table-cell office:value-type="float" office:value="0.311621959226376" calcext:value-type="float">
            <text:p>0.311621959226376</text:p>
          </table:table-cell>
          <table:table-cell office:value-type="float" office:value="-0.764102904106508" calcext:value-type="float">
            <text:p>-0.764102904106508</text:p>
          </table:table-cell>
          <table:table-cell office:value-type="float" office:value="0.444805921812027" calcext:value-type="float">
            <text:p>0.444805921812027</text:p>
          </table:table-cell>
          <table:table-cell office:value-type="float" office:value="0.570241675510622" calcext:value-type="float">
            <text:p>0.570241675510622</text:p>
          </table:table-cell>
          <table:table-cell office:value-type="float" office:value="0.0462870175610571" calcext:value-type="float">
            <text:p>0.046287017561057</text:p>
          </table:table-cell>
          <table:table-cell office:value-type="float" office:value="-0.216600800895087" calcext:value-type="float">
            <text:p>-0.216600800895087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85590.0404212433" calcext:value-type="float">
            <text:p>85590.0404212433</text:p>
          </table:table-cell>
          <table:table-cell office:value-type="string" calcext:value-type="string">
            <text:p>Mal</text:p>
          </table:table-cell>
          <table:table-cell office:value-type="float" office:value="108034.776794656" calcext:value-type="float">
            <text:p>108034.776794656</text:p>
          </table:table-cell>
          <table:table-cell office:value-type="string" calcext:value-type="string">
            <text:p>CYTB cytochrome b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0</text:p>
          </table:table-cell>
          <table:table-cell office:value-type="float" office:value="45798.3318814206" calcext:value-type="float">
            <text:p>45798.3318814206</text:p>
          </table:table-cell>
          <table:table-cell office:value-type="float" office:value="0.200054807032971" calcext:value-type="float">
            <text:p>0.200054807032971</text:p>
          </table:table-cell>
          <table:table-cell office:value-type="float" office:value="0.291075473062863" calcext:value-type="float">
            <text:p>0.291075473062863</text:p>
          </table:table-cell>
          <table:table-cell office:value-type="float" office:value="0.687295308422519" calcext:value-type="float">
            <text:p>0.687295308422519</text:p>
          </table:table-cell>
          <table:table-cell office:value-type="float" office:value="0.491896654692623" calcext:value-type="float">
            <text:p>0.491896654692623</text:p>
          </table:table-cell>
          <table:table-cell office:value-type="float" office:value="0.616203800798793" calcext:value-type="float">
            <text:p>0.616203800798793</text:p>
          </table:table-cell>
          <table:table-cell office:value-type="float" office:value="0.0608591681455376" calcext:value-type="float">
            <text:p>0.060859168145538</text:p>
          </table:table-cell>
          <table:table-cell office:value-type="float" office:value="0.154395084752816" calcext:value-type="float">
            <text:p>0.154395084752816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38997.085863171" calcext:value-type="float">
            <text:p>38997.085863171</text:p>
          </table:table-cell>
          <table:table-cell office:value-type="string" calcext:value-type="string">
            <text:p>Mal</text:p>
          </table:table-cell>
          <table:table-cell office:value-type="float" office:value="36416.6637580587" calcext:value-type="float">
            <text:p>36416.6637580587</text:p>
          </table:table-cell>
          <table:table-cell office:value-type="string" calcext:value-type="string">
            <text:p>ND5 NADH dehydrogenase subunit 5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0</text:p>
          </table:table-cell>
          <table:table-cell office:value-type="float" office:value="38850.0963332316" calcext:value-type="float">
            <text:p>38850.0963332316</text:p>
          </table:table-cell>
          <table:table-cell office:value-type="float" office:value="-0.227678383886469" calcext:value-type="float">
            <text:p>-0.227678383886469</text:p>
          </table:table-cell>
          <table:table-cell office:value-type="float" office:value="0.324388024057693" calcext:value-type="float">
            <text:p>0.324388024057693</text:p>
          </table:table-cell>
          <table:table-cell office:value-type="float" office:value="-0.701870497678967" calcext:value-type="float">
            <text:p>-0.701870497678967</text:p>
          </table:table-cell>
          <table:table-cell office:value-type="float" office:value="0.482759929029206" calcext:value-type="float">
            <text:p>0.482759929029206</text:p>
          </table:table-cell>
          <table:table-cell office:value-type="float" office:value="0.626614181634763" calcext:value-type="float">
            <text:p>0.626614181634763</text:p>
          </table:table-cell>
          <table:table-cell office:value-type="float" office:value="0.0712842489918651" calcext:value-type="float">
            <text:p>0.071284248991865</text:p>
          </table:table-cell>
          <table:table-cell office:value-type="float" office:value="-0.198800230177439" calcext:value-type="float">
            <text:p>-0.198800230177439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31147.9800731917" calcext:value-type="float">
            <text:p>31147.9800731917</text:p>
          </table:table-cell>
          <table:table-cell office:value-type="string" calcext:value-type="string">
            <text:p>Bulk</text:p>
          </table:table-cell>
          <table:table-cell office:value-type="float" office:value="38997.085863171" calcext:value-type="float">
            <text:p>38997.085863171</text:p>
          </table:table-cell>
          <table:table-cell office:value-type="string" calcext:value-type="string">
            <text:p>ND5 NADH dehydrogenase subunit 5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9</text:p>
          </table:table-cell>
          <table:table-cell office:value-type="float" office:value="8060.70557869308" calcext:value-type="float">
            <text:p>8060.70557869308</text:p>
          </table:table-cell>
          <table:table-cell office:value-type="float" office:value="-0.187111351295576" calcext:value-type="float">
            <text:p>-0.187111351295576</text:p>
          </table:table-cell>
          <table:table-cell office:value-type="float" office:value="0.310812586248213" calcext:value-type="float">
            <text:p>0.310812586248213</text:p>
          </table:table-cell>
          <table:table-cell office:value-type="float" office:value="-0.602006995772525" calcext:value-type="float">
            <text:p>-0.602006995772525</text:p>
          </table:table-cell>
          <table:table-cell office:value-type="float" office:value="0.547169480679139" calcext:value-type="float">
            <text:p>0.547169480679139</text:p>
          </table:table-cell>
          <table:table-cell office:value-type="float" office:value="0.665569480780693" calcext:value-type="float">
            <text:p>0.665569480780693</text:p>
          </table:table-cell>
          <table:table-cell office:value-type="float" office:value="0.0572288832942896" calcext:value-type="float">
            <text:p>0.05722888329429</text:p>
          </table:table-cell>
          <table:table-cell office:value-type="float" office:value="-0.174451992593404" calcext:value-type="float">
            <text:p>-0.174451992593404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5875.71460432434" calcext:value-type="float">
            <text:p>5875.71460432434</text:p>
          </table:table-cell>
          <table:table-cell office:value-type="string" calcext:value-type="string">
            <text:p>Mal</text:p>
          </table:table-cell>
          <table:table-cell office:value-type="float" office:value="7166.13584666495" calcext:value-type="float">
            <text:p>7166.13584666495</text:p>
          </table:table-cell>
          <table:table-cell office:value-type="string" calcext:value-type="string">
            <text:p>ND1 NADH dehydrogenase subunit 1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3</text:p>
          </table:table-cell>
          <table:table-cell office:value-type="float" office:value="852.967605997491" calcext:value-type="float">
            <text:p>852.967605997491</text:p>
          </table:table-cell>
          <table:table-cell office:value-type="float" office:value="0.453858339676338" calcext:value-type="float">
            <text:p>0.453858339676338</text:p>
          </table:table-cell>
          <table:table-cell office:value-type="float" office:value="0.438657750443876" calcext:value-type="float">
            <text:p>0.438657750443876</text:p>
          </table:table-cell>
          <table:table-cell office:value-type="float" office:value="1.03465250349978" calcext:value-type="float">
            <text:p>1.03465250349978</text:p>
          </table:table-cell>
          <table:table-cell office:value-type="float" office:value="0.300831224844112" calcext:value-type="float">
            <text:p>0.300831224844112</text:p>
          </table:table-cell>
          <table:table-cell office:value-type="float" office:value="0.680884907476353" calcext:value-type="float">
            <text:p>0.680884907476353</text:p>
          </table:table-cell>
          <table:table-cell office:value-type="float" office:value="0.129803913666229" calcext:value-type="float">
            <text:p>0.129803913666229</text:p>
          </table:table-cell>
          <table:table-cell office:value-type="float" office:value="0.199054075599091" calcext:value-type="float">
            <text:p>0.199054075599091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1209.89589340451" calcext:value-type="float">
            <text:p>1209.89589340451</text:p>
          </table:table-cell>
          <table:table-cell office:value-type="string" calcext:value-type="string">
            <text:p>Mal</text:p>
          </table:table-cell>
          <table:table-cell office:value-type="float" office:value="918.987775399597" calcext:value-type="float">
            <text:p>918.987775399597</text:p>
          </table:table-cell>
          <table:table-cell office:value-type="string" calcext:value-type="string">
            <text:p>ND4L NADH dehydrogenase subunit 4L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9</text:p>
          </table:table-cell>
          <table:table-cell office:value-type="float" office:value="314.830323589259" calcext:value-type="float">
            <text:p>314.830323589259</text:p>
          </table:table-cell>
          <table:table-cell office:value-type="float" office:value="0.46716495653857" calcext:value-type="float">
            <text:p>0.46716495653857</text:p>
          </table:table-cell>
          <table:table-cell office:value-type="float" office:value="0.454789822413968" calcext:value-type="float">
            <text:p>0.454789822413968</text:p>
          </table:table-cell>
          <table:table-cell office:value-type="float" office:value="1.02721066636653" calcext:value-type="float">
            <text:p>1.02721066636653</text:p>
          </table:table-cell>
          <table:table-cell office:value-type="float" office:value="0.304321276617131" calcext:value-type="float">
            <text:p>0.304321276617131</text:p>
          </table:table-cell>
          <table:table-cell office:value-type="float" office:value="0.685560854646348" calcext:value-type="float">
            <text:p>0.685560854646348</text:p>
          </table:table-cell>
          <table:table-cell office:value-type="float" office:value="0.13432524220891" calcext:value-type="float">
            <text:p>0.13432524220891</text:p>
          </table:table-cell>
          <table:table-cell office:value-type="float" office:value="0.195790239449037" calcext:value-type="float">
            <text:p>0.195790239449037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425.641237443707" calcext:value-type="float">
            <text:p>425.641237443707</text:p>
          </table:table-cell>
          <table:table-cell office:value-type="string" calcext:value-type="string">
            <text:p>Mal</text:p>
          </table:table-cell>
          <table:table-cell office:value-type="float" office:value="320.718933404536" calcext:value-type="float">
            <text:p>320.718933404536</text:p>
          </table:table-cell>
          <table:table-cell office:value-type="string" calcext:value-type="string">
            <text:p>ATP8 adenosine triphosphatase subunit 8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2</text:p>
          </table:table-cell>
          <table:table-cell office:value-type="float" office:value="34959.7339296517" calcext:value-type="float">
            <text:p>34959.7339296517</text:p>
          </table:table-cell>
          <table:table-cell office:value-type="float" office:value="0.168656290421032" calcext:value-type="float">
            <text:p>0.168656290421032</text:p>
          </table:table-cell>
          <table:table-cell office:value-type="float" office:value="0.315844367779681" calcext:value-type="float">
            <text:p>0.315844367779681</text:p>
          </table:table-cell>
          <table:table-cell office:value-type="float" office:value="0.533985429617283" calcext:value-type="float">
            <text:p>0.533985429617283</text:p>
          </table:table-cell>
          <table:table-cell office:value-type="float" office:value="0.59335161479626" calcext:value-type="float">
            <text:p>0.59335161479626</text:p>
          </table:table-cell>
          <table:table-cell office:value-type="float" office:value="0.705581442067821" calcext:value-type="float">
            <text:p>0.705581442067821</text:p>
          </table:table-cell>
          <table:table-cell office:value-type="float" office:value="0.0654386601411798" calcext:value-type="float">
            <text:p>0.06543866014118</text:p>
          </table:table-cell>
          <table:table-cell office:value-type="float" office:value="0.154845424045293" calcext:value-type="float">
            <text:p>0.154845424045293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29293.264507986" calcext:value-type="float">
            <text:p>29293.264507986</text:p>
          </table:table-cell>
          <table:table-cell office:value-type="string" calcext:value-type="string">
            <text:p>Mal</text:p>
          </table:table-cell>
          <table:table-cell office:value-type="float" office:value="27911.8956863953" calcext:value-type="float">
            <text:p>27911.8956863953</text:p>
          </table:table-cell>
          <table:table-cell office:value-type="string" calcext:value-type="string">
            <text:p>ND4 NADH dehydrogenase subunit 4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6</text:p>
          </table:table-cell>
          <table:table-cell office:value-type="float" office:value="868.549747393342" calcext:value-type="float">
            <text:p>868.549747393342</text:p>
          </table:table-cell>
          <table:table-cell office:value-type="float" office:value="0.513701222912954" calcext:value-type="float">
            <text:p>0.513701222912954</text:p>
          </table:table-cell>
          <table:table-cell office:value-type="float" office:value="0.544561609911888" calcext:value-type="float">
            <text:p>0.544561609911888</text:p>
          </table:table-cell>
          <table:table-cell office:value-type="float" office:value="0.94332985205489" calcext:value-type="float">
            <text:p>0.94332985205489</text:p>
          </table:table-cell>
          <table:table-cell office:value-type="float" office:value="0.34551221121383" calcext:value-type="float">
            <text:p>0.34551221121383</text:p>
          </table:table-cell>
          <table:table-cell office:value-type="float" office:value="0.719251183097022" calcext:value-type="float">
            <text:p>0.719251183097022</text:p>
          </table:table-cell>
          <table:table-cell office:value-type="float" office:value="0.16363510933159" calcext:value-type="float">
            <text:p>0.16363510933159</text:p>
          </table:table-cell>
          <table:table-cell office:value-type="float" office:value="0.16771536672072" calcext:value-type="float">
            <text:p>0.16771536672072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1276.30447686554" calcext:value-type="float">
            <text:p>1276.30447686554</text:p>
          </table:table-cell>
          <table:table-cell office:value-type="string" calcext:value-type="string">
            <text:p>Mal</text:p>
          </table:table-cell>
          <table:table-cell office:value-type="float" office:value="932.117725206725" calcext:value-type="float">
            <text:p>932.117725206725</text:p>
          </table:table-cell>
          <table:table-cell office:value-type="string" calcext:value-type="string">
            <text:p>ND6 NADH dehydrogenase subunit 6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9</text:p>
          </table:table-cell>
          <table:table-cell office:value-type="float" office:value="5930.48366741827" calcext:value-type="float">
            <text:p>5930.48366741827</text:p>
          </table:table-cell>
          <table:table-cell office:value-type="float" office:value="-0.16774749112808" calcext:value-type="float">
            <text:p>-0.16774749112808</text:p>
          </table:table-cell>
          <table:table-cell office:value-type="float" office:value="0.332286165393893" calcext:value-type="float">
            <text:p>0.332286165393893</text:p>
          </table:table-cell>
          <table:table-cell office:value-type="float" office:value="-0.504828393710677" calcext:value-type="float">
            <text:p>-0.504828393710677</text:p>
          </table:table-cell>
          <table:table-cell office:value-type="float" office:value="0.613679371236096" calcext:value-type="float">
            <text:p>0.613679371236096</text:p>
          </table:table-cell>
          <table:table-cell office:value-type="float" office:value="0.733709624855739" calcext:value-type="float">
            <text:p>0.733709624855739</text:p>
          </table:table-cell>
          <table:table-cell office:value-type="float" office:value="0.0935771915056951" calcext:value-type="float">
            <text:p>0.093577191505695</text:p>
          </table:table-cell>
          <table:table-cell office:value-type="float" office:value="-0.152450760782566" calcext:value-type="float">
            <text:p>-0.152450760782566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4889.48160784256" calcext:value-type="float">
            <text:p>4889.48160784256</text:p>
          </table:table-cell>
          <table:table-cell office:value-type="string" calcext:value-type="string">
            <text:p>Bulk</text:p>
          </table:table-cell>
          <table:table-cell office:value-type="float" office:value="5875.71460432434" calcext:value-type="float">
            <text:p>5875.71460432434</text:p>
          </table:table-cell>
          <table:table-cell office:value-type="string" calcext:value-type="string">
            <text:p>ND1 NADH dehydrogenase subunit 1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2</text:p>
          </table:table-cell>
          <table:table-cell office:value-type="float" office:value="29782.4477980554" calcext:value-type="float">
            <text:p>29782.4477980554</text:p>
          </table:table-cell>
          <table:table-cell office:value-type="float" office:value="-0.158307889993837" calcext:value-type="float">
            <text:p>-0.158307889993837</text:p>
          </table:table-cell>
          <table:table-cell office:value-type="float" office:value="0.347361703819676" calcext:value-type="float">
            <text:p>0.347361703819676</text:p>
          </table:table-cell>
          <table:table-cell office:value-type="float" office:value="-0.455743647768433" calcext:value-type="float">
            <text:p>-0.455743647768433</text:p>
          </table:table-cell>
          <table:table-cell office:value-type="float" office:value="0.648574331047815" calcext:value-type="float">
            <text:p>0.648574331047815</text:p>
          </table:table-cell>
          <table:table-cell office:value-type="float" office:value="0.760510263039335" calcext:value-type="float">
            <text:p>0.760510263039335</text:p>
          </table:table-cell>
          <table:table-cell office:value-type="float" office:value="0.104346445150594" calcext:value-type="float">
            <text:p>0.104346445150594</text:p>
          </table:table-cell>
          <table:table-cell office:value-type="float" office:value="-0.134953601372117" calcext:value-type="float">
            <text:p>-0.134953601372117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24543.1868811152" calcext:value-type="float">
            <text:p>24543.1868811152</text:p>
          </table:table-cell>
          <table:table-cell office:value-type="string" calcext:value-type="string">
            <text:p>Bulk</text:p>
          </table:table-cell>
          <table:table-cell office:value-type="float" office:value="29293.264507986" calcext:value-type="float">
            <text:p>29293.264507986</text:p>
          </table:table-cell>
          <table:table-cell office:value-type="string" calcext:value-type="string">
            <text:p>ND4 NADH dehydrogenase subunit 4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0</text:p>
          </table:table-cell>
          <table:table-cell office:value-type="float" office:value="23367.5056584167" calcext:value-type="float">
            <text:p>23367.5056584167</text:p>
          </table:table-cell>
          <table:table-cell office:value-type="float" office:value="0.344588750000658" calcext:value-type="float">
            <text:p>0.344588750000658</text:p>
          </table:table-cell>
          <table:table-cell office:value-type="float" office:value="0.413357450079307" calcext:value-type="float">
            <text:p>0.413357450079307</text:p>
          </table:table-cell>
          <table:table-cell office:value-type="float" office:value="0.833633819674823" calcext:value-type="float">
            <text:p>0.833633819674823</text:p>
          </table:table-cell>
          <table:table-cell office:value-type="float" office:value="0.404487361803934" calcext:value-type="float">
            <text:p>0.404487361803934</text:p>
          </table:table-cell>
          <table:table-cell office:value-type="float" office:value="0.766681431453889" calcext:value-type="float">
            <text:p>0.766681431453889</text:p>
          </table:table-cell>
          <table:table-cell office:value-type="float" office:value="0.159003272489446" calcext:value-type="float">
            <text:p>0.159003272489446</text:p>
          </table:table-cell>
          <table:table-cell office:value-type="float" office:value="0.150804712496271" calcext:value-type="float">
            <text:p>0.150804712496271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31147.9800731917" calcext:value-type="float">
            <text:p>31147.9800731917</text:p>
          </table:table-cell>
          <table:table-cell office:value-type="string" calcext:value-type="string">
            <text:p>Mal</text:p>
          </table:table-cell>
          <table:table-cell office:value-type="float" office:value="25480.0488463678" calcext:value-type="float">
            <text:p>25480.0488463678</text:p>
          </table:table-cell>
          <table:table-cell office:value-type="string" calcext:value-type="string">
            <text:p>ND5 NADH dehydrogenase subunit 5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6</text:p>
          </table:table-cell>
          <table:table-cell office:value-type="float" office:value="118320.527444204" calcext:value-type="float">
            <text:p>118320.527444204</text:p>
          </table:table-cell>
          <table:table-cell office:value-type="float" office:value="-0.153601241926303" calcext:value-type="float">
            <text:p>-0.153601241926303</text:p>
          </table:table-cell>
          <table:table-cell office:value-type="float" office:value="0.367576247450045" calcext:value-type="float">
            <text:p>0.367576247450045</text:p>
          </table:table-cell>
          <table:table-cell office:value-type="float" office:value="-0.417875863829254" calcext:value-type="float">
            <text:p>-0.417875863829254</text:p>
          </table:table-cell>
          <table:table-cell office:value-type="float" office:value="0.676037880224582" calcext:value-type="float">
            <text:p>0.676037880224582</text:p>
          </table:table-cell>
          <table:table-cell office:value-type="float" office:value="0.781783407601483" calcext:value-type="float">
            <text:p>0.781783407601483</text:p>
          </table:table-cell>
          <table:table-cell office:value-type="float" office:value="0.110732356058276" calcext:value-type="float">
            <text:p>0.110732356058276</text:p>
          </table:table-cell>
          <table:table-cell office:value-type="float" office:value="-0.128321199306006" calcext:value-type="float">
            <text:p>-0.128321199306006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98668.5934979358" calcext:value-type="float">
            <text:p>98668.5934979358</text:p>
          </table:table-cell>
          <table:table-cell office:value-type="string" calcext:value-type="string">
            <text:p>Bulk</text:p>
          </table:table-cell>
          <table:table-cell office:value-type="float" office:value="117373.61685281" calcext:value-type="float">
            <text:p>117373.61685281</text:p>
          </table:table-cell>
          <table:table-cell office:value-type="string" calcext:value-type="string">
            <text:p>COX2 cytochrome c oxidase subunit I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9</text:p>
          </table:table-cell>
          <table:table-cell office:value-type="float" office:value="901.37351621911" calcext:value-type="float">
            <text:p>901.37351621911</text:p>
          </table:table-cell>
          <table:table-cell office:value-type="float" office:value="-0.14843919400528" calcext:value-type="float">
            <text:p>-0.14843919400528</text:p>
          </table:table-cell>
          <table:table-cell office:value-type="float" office:value="0.401865141282357" calcext:value-type="float">
            <text:p>0.401865141282357</text:p>
          </table:table-cell>
          <table:table-cell office:value-type="float" office:value="-0.369375640623141" calcext:value-type="float">
            <text:p>-0.369375640623141</text:p>
          </table:table-cell>
          <table:table-cell office:value-type="float" office:value="0.711847752180399" calcext:value-type="float">
            <text:p>0.711847752180399</text:p>
          </table:table-cell>
          <table:table-cell office:value-type="float" office:value="0.800692872395281" calcext:value-type="float">
            <text:p>0.800692872395281</text:p>
          </table:table-cell>
          <table:table-cell office:value-type="float" office:value="0.0879558865547328" calcext:value-type="float">
            <text:p>0.087955886554733</text:p>
          </table:table-cell>
          <table:table-cell office:value-type="float" office:value="-0.127192421565092" calcext:value-type="float">
            <text:p>-0.127192421565092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695.194847109072" calcext:value-type="float">
            <text:p>695.194847109072</text:p>
          </table:table-cell>
          <table:table-cell office:value-type="string" calcext:value-type="string">
            <text:p>Mal</text:p>
          </table:table-cell>
          <table:table-cell office:value-type="float" office:value="823.587409283059" calcext:value-type="float">
            <text:p>823.587409283059</text:p>
          </table:table-cell>
          <table:table-cell office:value-type="string" calcext:value-type="string">
            <text:p>ATP8 adenosine triphosphatase subunit 8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2</text:p>
          </table:table-cell>
          <table:table-cell office:value-type="float" office:value="18545.4017209654" calcext:value-type="float">
            <text:p>18545.4017209654</text:p>
          </table:table-cell>
          <table:table-cell office:value-type="float" office:value="0.300151282688181" calcext:value-type="float">
            <text:p>0.300151282688181</text:p>
          </table:table-cell>
          <table:table-cell office:value-type="float" office:value="0.415870741050928" calcext:value-type="float">
            <text:p>0.415870741050928</text:p>
          </table:table-cell>
          <table:table-cell office:value-type="float" office:value="0.721741765072681" calcext:value-type="float">
            <text:p>0.721741765072681</text:p>
          </table:table-cell>
          <table:table-cell office:value-type="float" office:value="0.470453259111613" calcext:value-type="float">
            <text:p>0.470453259111613</text:p>
          </table:table-cell>
          <table:table-cell office:value-type="float" office:value="0.811825057608915" calcext:value-type="float">
            <text:p>0.811825057608915</text:p>
          </table:table-cell>
          <table:table-cell office:value-type="float" office:value="0.174625599283542" calcext:value-type="float">
            <text:p>0.174625599283542</text:p>
          </table:table-cell>
          <table:table-cell office:value-type="float" office:value="0.134564123764916" calcext:value-type="float">
            <text:p>0.134564123764916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24543.1868811152" calcext:value-type="float">
            <text:p>24543.1868811152</text:p>
          </table:table-cell>
          <table:table-cell office:value-type="string" calcext:value-type="string">
            <text:p>Mal</text:p>
          </table:table-cell>
          <table:table-cell office:value-type="float" office:value="20718.7706970761" calcext:value-type="float">
            <text:p>20718.7706970761</text:p>
          </table:table-cell>
          <table:table-cell office:value-type="string" calcext:value-type="string">
            <text:p>ND4 NADH dehydrogenase subunit 4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3</text:p>
          </table:table-cell>
          <table:table-cell office:value-type="float" office:value="1822.11454096148" calcext:value-type="float">
            <text:p>1822.11454096148</text:p>
          </table:table-cell>
          <table:table-cell office:value-type="float" office:value="0.13269329302957" calcext:value-type="float">
            <text:p>0.13269329302957</text:p>
          </table:table-cell>
          <table:table-cell office:value-type="float" office:value="0.378796934617901" calcext:value-type="float">
            <text:p>0.378796934617901</text:p>
          </table:table-cell>
          <table:table-cell office:value-type="float" office:value="0.350301918793033" calcext:value-type="float">
            <text:p>0.350301918793033</text:p>
          </table:table-cell>
          <table:table-cell office:value-type="float" office:value="0.726112125398262" calcext:value-type="float">
            <text:p>0.726112125398262</text:p>
          </table:table-cell>
          <table:table-cell office:value-type="float" office:value="0.818957150250773" calcext:value-type="float">
            <text:p>0.818957150250773</text:p>
          </table:table-cell>
          <table:table-cell office:value-type="float" office:value="0.120466656147782" calcext:value-type="float">
            <text:p>0.120466656147782</text:p>
          </table:table-cell>
          <table:table-cell office:value-type="float" office:value="0.110784306783358" calcext:value-type="float">
            <text:p>0.110784306783358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1686.47963501996" calcext:value-type="float">
            <text:p>1686.47963501996</text:p>
          </table:table-cell>
          <table:table-cell office:value-type="string" calcext:value-type="string">
            <text:p>Bulk</text:p>
          </table:table-cell>
          <table:table-cell office:value-type="float" office:value="1645.78258786817" calcext:value-type="float">
            <text:p>1645.78258786817</text:p>
          </table:table-cell>
          <table:table-cell office:value-type="string" calcext:value-type="string">
            <text:p>ND3 NADH dehydrogenase subunit 3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0</text:p>
          </table:table-cell>
          <table:table-cell office:value-type="float" office:value="35703.5655682143" calcext:value-type="float">
            <text:p>35703.5655682143</text:p>
          </table:table-cell>
          <table:table-cell office:value-type="float" office:value="0.28333856288036" calcext:value-type="float">
            <text:p>0.28333856288036</text:p>
          </table:table-cell>
          <table:table-cell office:value-type="float" office:value="0.4518565247888" calcext:value-type="float">
            <text:p>0.4518565247888</text:p>
          </table:table-cell>
          <table:table-cell office:value-type="float" office:value="0.627054269079756" calcext:value-type="float">
            <text:p>0.627054269079756</text:p>
          </table:table-cell>
          <table:table-cell office:value-type="float" office:value="0.530623662341669" calcext:value-type="float">
            <text:p>0.530623662341669</text:p>
          </table:table-cell>
          <table:table-cell office:value-type="float" office:value="0.843827675066909" calcext:value-type="float">
            <text:p>0.843827675066909</text:p>
          </table:table-cell>
          <table:table-cell office:value-type="float" office:value="0.195141882155851" calcext:value-type="float">
            <text:p>0.195141882155851</text:p>
          </table:table-cell>
          <table:table-cell office:value-type="float" office:value="0.115863914279696" calcext:value-type="float">
            <text:p>0.115863914279696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48565.3611972498" calcext:value-type="float">
            <text:p>48565.3611972498</text:p>
          </table:table-cell>
          <table:table-cell office:value-type="string" calcext:value-type="string">
            <text:p>Mal</text:p>
          </table:table-cell>
          <table:table-cell office:value-type="float" office:value="41519.1397690332" calcext:value-type="float">
            <text:p>41519.1397690332</text:p>
          </table:table-cell>
          <table:table-cell office:value-type="string" calcext:value-type="string">
            <text:p>ATP6 adenosine triphosphatase subunit 6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6</text:p>
          </table:table-cell>
          <table:table-cell office:value-type="float" office:value="1495.03444825674" calcext:value-type="float">
            <text:p>1495.03444825674</text:p>
          </table:table-cell>
          <table:table-cell office:value-type="float" office:value="-0.100586412412902" calcext:value-type="float">
            <text:p>-0.100586412412902</text:p>
          </table:table-cell>
          <table:table-cell office:value-type="float" office:value="0.340437470021272" calcext:value-type="float">
            <text:p>0.340437470021272</text:p>
          </table:table-cell>
          <table:table-cell office:value-type="float" office:value="-0.295462225138194" calcext:value-type="float">
            <text:p>-0.295462225138194</text:p>
          </table:table-cell>
          <table:table-cell office:value-type="float" office:value="0.767640804876598" calcext:value-type="float">
            <text:p>0.767640804876598</text:p>
          </table:table-cell>
          <table:table-cell office:value-type="float" office:value="0.849770672989457" calcext:value-type="float">
            <text:p>0.849770672989457</text:p>
          </table:table-cell>
          <table:table-cell office:value-type="float" office:value="0.129271981890604" calcext:value-type="float">
            <text:p>0.129271981890604</text:p>
          </table:table-cell>
          <table:table-cell office:value-type="float" office:value="-0.086149694419009" calcext:value-type="float">
            <text:p>-0.086149694419009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1276.30447686554" calcext:value-type="float">
            <text:p>1276.30447686554</text:p>
          </table:table-cell>
          <table:table-cell office:value-type="string" calcext:value-type="string">
            <text:p>Bulk</text:p>
          </table:table-cell>
          <table:table-cell office:value-type="float" office:value="1462.72133897638" calcext:value-type="float">
            <text:p>1462.72133897638</text:p>
          </table:table-cell>
          <table:table-cell office:value-type="string" calcext:value-type="string">
            <text:p>ND6 NADH dehydrogenase subunit 6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0</text:p>
          </table:table-cell>
          <table:table-cell office:value-type="float" office:value="2055.37145557117" calcext:value-type="float">
            <text:p>2055.37145557117</text:p>
          </table:table-cell>
          <table:table-cell office:value-type="float" office:value="0.267335828674595" calcext:value-type="float">
            <text:p>0.267335828674595</text:p>
          </table:table-cell>
          <table:table-cell office:value-type="float" office:value="0.495911874671403" calcext:value-type="float">
            <text:p>0.495911874671403</text:p>
          </table:table-cell>
          <table:table-cell office:value-type="float" office:value="0.539079304869911" calcext:value-type="float">
            <text:p>0.539079304869911</text:p>
          </table:table-cell>
          <table:table-cell office:value-type="float" office:value="0.589832134716589" calcext:value-type="float">
            <text:p>0.589832134716589</text:p>
          </table:table-cell>
          <table:table-cell office:value-type="float" office:value="0.86939995476065" calcext:value-type="float">
            <text:p>0.86939995476065</text:p>
          </table:table-cell>
          <table:table-cell office:value-type="float" office:value="0.217585881751543" calcext:value-type="float">
            <text:p>0.217585881751543</text:p>
          </table:table-cell>
          <table:table-cell office:value-type="float" office:value="0.0947820704602522" calcext:value-type="float">
            <text:p>0.094782070460252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2726.19142781663" calcext:value-type="float">
            <text:p>2726.19142781663</text:p>
          </table:table-cell>
          <table:table-cell office:value-type="string" calcext:value-type="string">
            <text:p>Mal</text:p>
          </table:table-cell>
          <table:table-cell office:value-type="float" office:value="2353.82321004285" calcext:value-type="float">
            <text:p>2353.82321004285</text:p>
          </table:table-cell>
          <table:table-cell office:value-type="string" calcext:value-type="string">
            <text:p>ND2 NADH dehydrogenase subunit 2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1</text:p>
          </table:table-cell>
          <table:table-cell office:value-type="float" office:value="170915.743697141" calcext:value-type="float">
            <text:p>170915.743697141</text:p>
          </table:table-cell>
          <table:table-cell office:value-type="float" office:value="-0.084540835485916" calcext:value-type="float">
            <text:p>-0.084540835485916</text:p>
          </table:table-cell>
          <table:table-cell office:value-type="float" office:value="0.364413888095104" calcext:value-type="float">
            <text:p>0.364413888095104</text:p>
          </table:table-cell>
          <table:table-cell office:value-type="float" office:value="-0.231991255678633" calcext:value-type="float">
            <text:p>-0.231991255678633</text:p>
          </table:table-cell>
          <table:table-cell office:value-type="float" office:value="0.816544805507959" calcext:value-type="float">
            <text:p>0.816544805507959</text:p>
          </table:table-cell>
          <table:table-cell office:value-type="float" office:value="0.884208535290236" calcext:value-type="float">
            <text:p>0.884208535290236</text:p>
          </table:table-cell>
          <table:table-cell office:value-type="float" office:value="0.141521667617048" calcext:value-type="float">
            <text:p>0.141521667617048</text:p>
          </table:table-cell>
          <table:table-cell office:value-type="float" office:value="-0.0697726514878751" calcext:value-type="float">
            <text:p>-0.069772651487875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145723.234010538" calcext:value-type="float">
            <text:p>145723.234010538</text:p>
          </table:table-cell>
          <table:table-cell office:value-type="string" calcext:value-type="string">
            <text:p>Bulk</text:p>
          </table:table-cell>
          <table:table-cell office:value-type="float" office:value="165264.268523447" calcext:value-type="float">
            <text:p>165264.268523447</text:p>
          </table:table-cell>
          <table:table-cell office:value-type="string" calcext:value-type="string">
            <text:p>COX3 cytochrome c oxidase subunit II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3</text:p>
          </table:table-cell>
          <table:table-cell office:value-type="float" office:value="1402.81968985784" calcext:value-type="float">
            <text:p>1402.81968985784</text:p>
          </table:table-cell>
          <table:table-cell office:value-type="float" office:value="-0.0668043747359363" calcext:value-type="float">
            <text:p>-0.066804374735936</text:p>
          </table:table-cell>
          <table:table-cell office:value-type="float" office:value="0.329819316167737" calcext:value-type="float">
            <text:p>0.329819316167737</text:p>
          </table:table-cell>
          <table:table-cell office:value-type="float" office:value="-0.202548399869828" calcext:value-type="float">
            <text:p>-0.202548399869828</text:p>
          </table:table-cell>
          <table:table-cell office:value-type="float" office:value="0.839488024804104" calcext:value-type="float">
            <text:p>0.839488024804104</text:p>
          </table:table-cell>
          <table:table-cell office:value-type="float" office:value="0.899250572633542" calcext:value-type="float">
            <text:p>0.899250572633542</text:p>
          </table:table-cell>
          <table:table-cell office:value-type="float" office:value="0.147469741027388" calcext:value-type="float">
            <text:p>0.147469741027388</text:p>
          </table:table-cell>
          <table:table-cell office:value-type="float" office:value="-0.0564607842711477" calcext:value-type="float">
            <text:p>-0.056460784271148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1209.89589340451" calcext:value-type="float">
            <text:p>1209.89589340451</text:p>
          </table:table-cell>
          <table:table-cell office:value-type="string" calcext:value-type="string">
            <text:p>Bulk</text:p>
          </table:table-cell>
          <table:table-cell office:value-type="float" office:value="1355.96206034064" calcext:value-type="float">
            <text:p>1355.96206034064</text:p>
          </table:table-cell>
          <table:table-cell office:value-type="string" calcext:value-type="string">
            <text:p>ND4L NADH dehydrogenase subunit 4L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3</text:p>
          </table:table-cell>
          <table:table-cell office:value-type="float" office:value="1719.1292461964" calcext:value-type="float">
            <text:p>1719.1292461964</text:p>
          </table:table-cell>
          <table:table-cell office:value-type="float" office:value="0.0567840599564437" calcext:value-type="float">
            <text:p>0.056784059956444</text:p>
          </table:table-cell>
          <table:table-cell office:value-type="float" office:value="0.338373991774607" calcext:value-type="float">
            <text:p>0.338373991774607</text:p>
          </table:table-cell>
          <table:table-cell office:value-type="float" office:value="0.167814493243523" calcext:value-type="float">
            <text:p>0.167814493243523</text:p>
          </table:table-cell>
          <table:table-cell office:value-type="float" office:value="0.866729220239107" calcext:value-type="float">
            <text:p>0.866729220239107</text:p>
          </table:table-cell>
          <table:table-cell office:value-type="float" office:value="0.912558418022382" calcext:value-type="float">
            <text:p>0.912558418022382</text:p>
          </table:table-cell>
          <table:table-cell office:value-type="float" office:value="0.126080687606682" calcext:value-type="float">
            <text:p>0.126080687606682</text:p>
          </table:table-cell>
          <table:table-cell office:value-type="float" office:value="0.0519826250343217" calcext:value-type="float">
            <text:p>0.051982625034322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1355.96206034064" calcext:value-type="float">
            <text:p>1355.96206034064</text:p>
          </table:table-cell>
          <table:table-cell office:value-type="string" calcext:value-type="string">
            <text:p>Mal</text:p>
          </table:table-cell>
          <table:table-cell office:value-type="float" office:value="1395.42120104617" calcext:value-type="float">
            <text:p>1395.42120104617</text:p>
          </table:table-cell>
          <table:table-cell office:value-type="string" calcext:value-type="string">
            <text:p>ND4L NADH dehydrogenase subunit 4L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6</text:p>
          </table:table-cell>
          <table:table-cell office:value-type="float" office:value="76196.4580124033" calcext:value-type="float">
            <text:p>76196.4580124033</text:p>
          </table:table-cell>
          <table:table-cell office:value-type="float" office:value="0.13258251225231" calcext:value-type="float">
            <text:p>0.13258251225231</text:p>
          </table:table-cell>
          <table:table-cell office:value-type="float" office:value="0.419878811835292" calcext:value-type="float">
            <text:p>0.419878811835292</text:p>
          </table:table-cell>
          <table:table-cell office:value-type="float" office:value="0.315763759721029" calcext:value-type="float">
            <text:p>0.315763759721029</text:p>
          </table:table-cell>
          <table:table-cell office:value-type="float" office:value="0.75218182731989" calcext:value-type="float">
            <text:p>0.75218182731989</text:p>
          </table:table-cell>
          <table:table-cell office:value-type="float" office:value="0.935950388213157" calcext:value-type="float">
            <text:p>0.935950388213157</text:p>
          </table:table-cell>
          <table:table-cell office:value-type="float" office:value="0.248637402633233" calcext:value-type="float">
            <text:p>0.248637402633233</text:p>
          </table:table-cell>
          <table:table-cell office:value-type="float" office:value="0.0578491924436422" calcext:value-type="float">
            <text:p>0.057849192443642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98668.5934979358" calcext:value-type="float">
            <text:p>98668.5934979358</text:p>
          </table:table-cell>
          <table:table-cell office:value-type="string" calcext:value-type="string">
            <text:p>Mal</text:p>
          </table:table-cell>
          <table:table-cell office:value-type="float" office:value="93651.7839756286" calcext:value-type="float">
            <text:p>93651.7839756286</text:p>
          </table:table-cell>
          <table:table-cell office:value-type="string" calcext:value-type="string">
            <text:p>COX2 cytochrome c oxidase subunit I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7</text:p>
          </table:table-cell>
          <table:table-cell office:value-type="float" office:value="52038.9335556282" calcext:value-type="float">
            <text:p>52038.9335556282</text:p>
          </table:table-cell>
          <table:table-cell office:value-type="float" office:value="0.12272852977932" calcext:value-type="float">
            <text:p>0.12272852977932</text:p>
          </table:table-cell>
          <table:table-cell office:value-type="float" office:value="0.403135070980744" calcext:value-type="float">
            <text:p>0.403135070980744</text:p>
          </table:table-cell>
          <table:table-cell office:value-type="float" office:value="0.304435259082637" calcext:value-type="float">
            <text:p>0.304435259082637</text:p>
          </table:table-cell>
          <table:table-cell office:value-type="float" office:value="0.760796308903594" calcext:value-type="float">
            <text:p>0.760796308903594</text:p>
          </table:table-cell>
          <table:table-cell office:value-type="float" office:value="0.938065312715794" calcext:value-type="float">
            <text:p>0.938065312715794</text:p>
          </table:table-cell>
          <table:table-cell office:value-type="float" office:value="0.250285920004763" calcext:value-type="float">
            <text:p>0.250285920004763</text:p>
          </table:table-cell>
          <table:table-cell office:value-type="float" office:value="0.0551919589400697" calcext:value-type="float">
            <text:p>0.05519195894007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65464.9159734334" calcext:value-type="float">
            <text:p>65464.9159734334</text:p>
          </table:table-cell>
          <table:table-cell office:value-type="string" calcext:value-type="string">
            <text:p>Mal</text:p>
          </table:table-cell>
          <table:table-cell office:value-type="float" office:value="62491.2710133342" calcext:value-type="float">
            <text:p>62491.2710133342</text:p>
          </table:table-cell>
          <table:table-cell office:value-type="string" calcext:value-type="string">
            <text:p>CYTB cytochrome b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3</text:p>
          </table:table-cell>
          <table:table-cell office:value-type="float" office:value="1304.66284570438" calcext:value-type="float">
            <text:p>1304.66284570438</text:p>
          </table:table-cell>
          <table:table-cell office:value-type="float" office:value="0.130823459117978" calcext:value-type="float">
            <text:p>0.130823459117978</text:p>
          </table:table-cell>
          <table:table-cell office:value-type="float" office:value="0.488006266742134" calcext:value-type="float">
            <text:p>0.488006266742134</text:p>
          </table:table-cell>
          <table:table-cell office:value-type="float" office:value="0.26807741628266" calcext:value-type="float">
            <text:p>0.26807741628266</text:p>
          </table:table-cell>
          <table:table-cell office:value-type="float" office:value="0.788639728994008" calcext:value-type="float">
            <text:p>0.788639728994008</text:p>
          </table:table-cell>
          <table:table-cell office:value-type="float" office:value="0.948767202565267" calcext:value-type="float">
            <text:p>0.948767202565267</text:p>
          </table:table-cell>
          <table:table-cell office:value-type="float" office:value="0.263479187117035" calcext:value-type="float">
            <text:p>0.263479187117035</text:p>
          </table:table-cell>
          <table:table-cell office:value-type="float" office:value="0.0473226203179062" calcext:value-type="float">
            <text:p>0.047322620317906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1686.47963501996" calcext:value-type="float">
            <text:p>1686.47963501996</text:p>
          </table:table-cell>
          <table:table-cell office:value-type="string" calcext:value-type="string">
            <text:p>Mal</text:p>
          </table:table-cell>
          <table:table-cell office:value-type="float" office:value="1607.37220132804" calcext:value-type="float">
            <text:p>1607.37220132804</text:p>
          </table:table-cell>
          <table:table-cell office:value-type="string" calcext:value-type="string">
            <text:p>ND3 NADH dehydrogenase subunit 3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4</text:p>
          </table:table-cell>
          <table:table-cell office:value-type="float" office:value="189642.171277855" calcext:value-type="float">
            <text:p>189642.171277855</text:p>
          </table:table-cell>
          <table:table-cell office:value-type="float" office:value="-0.0383170978908713" calcext:value-type="float">
            <text:p>-0.038317097890871</text:p>
          </table:table-cell>
          <table:table-cell office:value-type="float" office:value="0.360211349737097" calcext:value-type="float">
            <text:p>0.360211349737097</text:p>
          </table:table-cell>
          <table:table-cell office:value-type="float" office:value="-0.106373932744866" calcext:value-type="float">
            <text:p>-0.106373932744866</text:p>
          </table:table-cell>
          <table:table-cell office:value-type="float" office:value="0.915285674369717" calcext:value-type="float">
            <text:p>0.915285674369717</text:p>
          </table:table-cell>
          <table:table-cell office:value-type="float" office:value="0.950203228505574" calcext:value-type="float">
            <text:p>0.950203228505574</text:p>
          </table:table-cell>
          <table:table-cell office:value-type="float" office:value="0.182443467092207" calcext:value-type="float">
            <text:p>0.182443467092207</text:p>
          </table:table-cell>
          <table:table-cell office:value-type="float" office:value="-0.0306035528454732" calcext:value-type="float">
            <text:p>-0.030603552845473</text:p>
          </table:table-cell>
          <table:table-cell office:value-type="string" calcext:value-type="string">
            <text:p>Fem.Oecy-Bulk</text:p>
          </table:table-cell>
          <table:table-cell office:value-type="string" calcext:value-type="string">
            <text:p>Oecy</text:p>
          </table:table-cell>
          <table:table-cell office:value-type="float" office:value="162957.354214454" calcext:value-type="float">
            <text:p>162957.354214454</text:p>
          </table:table-cell>
          <table:table-cell office:value-type="string" calcext:value-type="string">
            <text:p>Bulk</text:p>
          </table:table-cell>
          <table:table-cell office:value-type="float" office:value="178971.765528423" calcext:value-type="float">
            <text:p>178971.765528423</text:p>
          </table:table-cell>
          <table:table-cell office:value-type="string" calcext:value-type="string">
            <text:p>COX1 cytochrome c oxidase subunit 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9</text:p>
          </table:table-cell>
          <table:table-cell office:value-type="float" office:value="3903.03690304496" calcext:value-type="float">
            <text:p>3903.03690304496</text:p>
          </table:table-cell>
          <table:table-cell office:value-type="float" office:value="0.0861917244970936" calcext:value-type="float">
            <text:p>0.086191724497094</text:p>
          </table:table-cell>
          <table:table-cell office:value-type="float" office:value="0.412466600223676" calcext:value-type="float">
            <text:p>0.412466600223676</text:p>
          </table:table-cell>
          <table:table-cell office:value-type="float" office:value="0.208966554989793" calcext:value-type="float">
            <text:p>0.208966554989793</text:p>
          </table:table-cell>
          <table:table-cell office:value-type="float" office:value="0.8344743474643" calcext:value-type="float">
            <text:p>0.8344743474643</text:p>
          </table:table-cell>
          <table:table-cell office:value-type="float" office:value="0.960429895203467" calcext:value-type="float">
            <text:p>0.960429895203467</text:p>
          </table:table-cell>
          <table:table-cell office:value-type="float" office:value="0.270111464182044" calcext:value-type="float">
            <text:p>0.270111464182044</text:p>
          </table:table-cell>
          <table:table-cell office:value-type="float" office:value="0.0381946683881268" calcext:value-type="float">
            <text:p>0.038194668388127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4889.48160784256" calcext:value-type="float">
            <text:p>4889.48160784256</text:p>
          </table:table-cell>
          <table:table-cell office:value-type="string" calcext:value-type="string">
            <text:p>Mal</text:p>
          </table:table-cell>
          <table:table-cell office:value-type="float" office:value="4791.22240664857" calcext:value-type="float">
            <text:p>4791.22240664857</text:p>
          </table:table-cell>
          <table:table-cell office:value-type="string" calcext:value-type="string">
            <text:p>ND1 NADH dehydrogenase subunit 1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0</text:p>
          </table:table-cell>
          <table:table-cell office:value-type="float" office:value="88165.9108566814" calcext:value-type="float">
            <text:p>88165.9108566814</text:p>
          </table:table-cell>
          <table:table-cell office:value-type="float" office:value="-0.0241910754270455" calcext:value-type="float">
            <text:p>-0.024191075427046</text:p>
          </table:table-cell>
          <table:table-cell office:value-type="float" office:value="0.325946589719231" calcext:value-type="float">
            <text:p>0.325946589719231</text:p>
          </table:table-cell>
          <table:table-cell office:value-type="float" office:value="-0.0742179123514796" calcext:value-type="float">
            <text:p>-0.07421791235148</text:p>
          </table:table-cell>
          <table:table-cell office:value-type="float" office:value="0.940836993162663" calcext:value-type="float">
            <text:p>0.940836993162663</text:p>
          </table:table-cell>
          <table:table-cell office:value-type="float" office:value="0.960935703380476" calcext:value-type="float">
            <text:p>0.960935703380476</text:p>
          </table:table-cell>
          <table:table-cell office:value-type="float" office:value="0.144589833696544" calcext:value-type="float">
            <text:p>0.144589833696544</text:p>
          </table:table-cell>
          <table:table-cell office:value-type="float" office:value="-0.0202617381758088" calcext:value-type="float">
            <text:p>-0.020261738175809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66965.2319552453" calcext:value-type="float">
            <text:p>66965.2319552453</text:p>
          </table:table-cell>
          <table:table-cell office:value-type="string" calcext:value-type="string">
            <text:p>Mal</text:p>
          </table:table-cell>
          <table:table-cell office:value-type="float" office:value="72893.6372175199" calcext:value-type="float">
            <text:p>72893.6372175199</text:p>
          </table:table-cell>
          <table:table-cell office:value-type="string" calcext:value-type="string">
            <text:p>ATP6 adenosine triphosphatase subunit 6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64</text:p>
          </table:table-cell>
          <table:table-cell office:value-type="float" office:value="133413.86971057" calcext:value-type="float">
            <text:p>133413.86971057</text:p>
          </table:table-cell>
          <table:table-cell office:value-type="float" office:value="0.0663688054665785" calcext:value-type="float">
            <text:p>0.066368805466579</text:p>
          </table:table-cell>
          <table:table-cell office:value-type="float" office:value="0.394498009084032" calcext:value-type="float">
            <text:p>0.394498009084032</text:p>
          </table:table-cell>
          <table:table-cell office:value-type="float" office:value="0.168236097365047" calcext:value-type="float">
            <text:p>0.168236097365047</text:p>
          </table:table-cell>
          <table:table-cell office:value-type="float" office:value="0.866397544048552" calcext:value-type="float">
            <text:p>0.866397544048552</text:p>
          </table:table-cell>
          <table:table-cell office:value-type="float" office:value="0.966821509735669" calcext:value-type="float">
            <text:p>0.966821509735669</text:p>
          </table:table-cell>
          <table:table-cell office:value-type="float" office:value="0.27708104694528" calcext:value-type="float">
            <text:p>0.27708104694528</text:p>
          </table:table-cell>
          <table:table-cell office:value-type="float" office:value="0.0314861080834037" calcext:value-type="float">
            <text:p>0.031486108083404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162957.354214454" calcext:value-type="float">
            <text:p>162957.354214454</text:p>
          </table:table-cell>
          <table:table-cell office:value-type="string" calcext:value-type="string">
            <text:p>Mal</text:p>
          </table:table-cell>
          <table:table-cell office:value-type="float" office:value="161757.808026841" calcext:value-type="float">
            <text:p>161757.808026841</text:p>
          </table:table-cell>
          <table:table-cell office:value-type="string" calcext:value-type="string">
            <text:p>COX1 cytochrome c oxidase subunit 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71</text:p>
          </table:table-cell>
          <table:table-cell office:value-type="float" office:value="116267.269914057" calcext:value-type="float">
            <text:p>116267.269914057</text:p>
          </table:table-cell>
          <table:table-cell office:value-type="float" office:value="0.0580907870590665" calcext:value-type="float">
            <text:p>0.058090787059067</text:p>
          </table:table-cell>
          <table:table-cell office:value-type="float" office:value="0.396159563365907" calcext:value-type="float">
            <text:p>0.396159563365907</text:p>
          </table:table-cell>
          <table:table-cell office:value-type="float" office:value="0.146634822003304" calcext:value-type="float">
            <text:p>0.146634822003304</text:p>
          </table:table-cell>
          <table:table-cell office:value-type="float" office:value="0.88342026677602" calcext:value-type="float">
            <text:p>0.88342026677602</text:p>
          </table:table-cell>
          <table:table-cell office:value-type="float" office:value="0.972100926246276" calcext:value-type="float">
            <text:p>0.972100926246276</text:p>
          </table:table-cell>
          <table:table-cell office:value-type="float" office:value="0.282319761316714" calcext:value-type="float">
            <text:p>0.282319761316714</text:p>
          </table:table-cell>
          <table:table-cell office:value-type="float" office:value="0.0275436971098766" calcext:value-type="float">
            <text:p>0.027543697109877</text:p>
          </table:table-cell>
          <table:table-cell office:value-type="string" calcext:value-type="string">
            <text:p>Oecy.Fem-Mal</text:p>
          </table:table-cell>
          <table:table-cell office:value-type="string" calcext:value-type="string">
            <text:p>Fem</text:p>
          </table:table-cell>
          <table:table-cell office:value-type="float" office:value="145723.234010538" calcext:value-type="float">
            <text:p>145723.234010538</text:p>
          </table:table-cell>
          <table:table-cell office:value-type="string" calcext:value-type="string">
            <text:p>Mal</text:p>
          </table:table-cell>
          <table:table-cell office:value-type="float" office:value="145533.5744831" calcext:value-type="float">
            <text:p>145533.5744831</text:p>
          </table:table-cell>
          <table:table-cell office:value-type="string" calcext:value-type="string">
            <text:p>COX3 cytochrome c oxidase subunit III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Anogam_AGAP028386</text:p>
          </table:table-cell>
          <table:table-cell office:value-type="float" office:value="1922.8090449231" calcext:value-type="float">
            <text:p>1922.8090449231</text:p>
          </table:table-cell>
          <table:table-cell office:value-type="float" office:value="0.0138993872837088" calcext:value-type="float">
            <text:p>0.013899387283709</text:p>
          </table:table-cell>
          <table:table-cell office:value-type="float" office:value="0.277653134058483" calcext:value-type="float">
            <text:p>0.277653134058483</text:p>
          </table:table-cell>
          <table:table-cell office:value-type="float" office:value="0.0500602571292464" calcext:value-type="float">
            <text:p>0.050060257129246</text:p>
          </table:table-cell>
          <table:table-cell office:value-type="float" office:value="0.960074370222762" calcext:value-type="float">
            <text:p>0.960074370222762</text:p>
          </table:table-cell>
          <table:table-cell office:value-type="float" office:value="0.974015228016041" calcext:value-type="float">
            <text:p>0.974015228016041</text:p>
          </table:table-cell>
          <table:table-cell office:value-type="float" office:value="0.146791650711468" calcext:value-type="float">
            <text:p>0.146791650711468</text:p>
          </table:table-cell>
          <table:table-cell office:value-type="float" office:value="0.0140103964974252" calcext:value-type="float">
            <text:p>0.014010396497425</text:p>
          </table:table-cell>
          <table:table-cell office:value-type="string" calcext:value-type="string">
            <text:p>Bulk.Fem-Mal</text:p>
          </table:table-cell>
          <table:table-cell office:value-type="string" calcext:value-type="string">
            <text:p>Fem</text:p>
          </table:table-cell>
          <table:table-cell office:value-type="float" office:value="1462.72133897638" calcext:value-type="float">
            <text:p>1462.72133897638</text:p>
          </table:table-cell>
          <table:table-cell office:value-type="string" calcext:value-type="string">
            <text:p>Mal</text:p>
          </table:table-cell>
          <table:table-cell office:value-type="float" office:value="1559.48598189385" calcext:value-type="float">
            <text:p>1559.48598189385</text:p>
          </table:table-cell>
          <table:table-cell office:value-type="string" calcext:value-type="string">
            <text:p>ND6 NADH dehydrogenase subunit 6</text:p>
          </table:table-cell>
          <table:table-cell table:number-columns-repeated="3" office:value-type="string" calcext:value-type="string">
            <text:p>FALSE</text:p>
          </table:table-cell>
        </table:table-row>
        <table:table-row table:style-name="ro1" table:number-rows-repeated="2">
          <table:table-cell table:number-columns-repeated="15"/>
          <table:table-cell table:style-name="Default" table:number-columns-repeated="3"/>
        </table:table-row>
        <table:table-row table:style-name="ro1">
          <table:table-cell table:number-columns-repeated="15"/>
          <table:table-cell table:style-name="ce1" table:number-columns-repeated="3"/>
        </table:table-row>
        <table:table-row table:style-name="ro1">
          <table:table-cell table:number-columns-repeated="14"/>
          <table:table-cell table:style-name="ce1"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mitochondrial_genes_difexp.A1:mitochondrial_genes_difexp.R53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01T12:56:21.519309438</dc:date>
    <dc:creator>xavi </dc:creator>
    <meta:editing-duration>PT3M56S</meta:editing-duration>
    <meta:editing-cycles>1</meta:editing-cycles>
    <meta:document-statistic meta:table-count="1" meta:cell-count="954" meta:object-count="0"/>
    <meta:generator>LibreOffice/6.4.3.2$Linux_X86_64 LibreOffice_project/40$Build-2</meta:generator>
  </office:meta>
</office:document-meta>
</file>